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40.01pt" svg:height="384.75pt" svg:x="570.53pt" svg:y="204.04pt">
            <loext:p draw:notify-on-update-of-ranges="Sheet1.A2:Sheet1.A12 Sheet1.E2:Sheet1.E2 Sheet1.F2:Sheet1.F12 Sheet1.A14:Sheet1.A24 Sheet1.B14:Sheet1.B14 Sheet1.F14:Sheet1.F24 Sheet1.A25:Sheet1.A35 Sheet1.B25:Sheet1.B25 Sheet1.F25:Sheet1.F35 Sheet1.A36:Sheet1.A46 Sheet1.B36:Sheet1.B36 Sheet1.F36:Sheet1.F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b loop per task</text:p>
          </table:table-cell>
          <table:table-cell office:value-type="string" calcext:value-type="string">
            <text:p>nb byte payload</text:p>
          </table:table-cell>
          <table:table-cell office:value-type="string" calcext:value-type="string">
            <text:p>nb task complete</text:p>
          </table:table-cell>
          <table:table-cell office:value-type="string" calcext:value-type="string">
            <text:p>time ms per task</text:p>
          </table:table-cell>
          <table:table-cell office:value-type="string" calcext:value-type="string">
            <text:p>time ms per task per squidlet</text:p>
          </table:table-cell>
          <table:table-cell office:value-type="string" calcext:value-type="string">
            <text:p>time s per task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local</text:p>
          </table:table-cell>
          <table:table-cell table:formula="of:=[.D2]/1000" office:value-type="float" office:value="0.01626" calcext:value-type="float">
            <text:p>0.01626</text:p>
          </table:table-cell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31.87" calcext:value-type="float">
            <text:p>31.87</text:p>
          </table:table-cell>
          <table:table-cell/>
          <table:table-cell table:formula="of:=[.D3]/1000" office:value-type="float" office:value="0.03187" calcext:value-type="float">
            <text:p>0.03187</text:p>
          </table:table-cell>
          <table:table-cell office:value-type="string" calcext:value-type="string">
            <text:p>sorting a set of 26k elements, squad on pc, 4 squidlets on one raspi 3b+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60.27" calcext:value-type="float">
            <text:p>60.27</text:p>
          </table:table-cell>
          <table:table-cell/>
          <table:table-cell table:formula="of:=[.D4]/1000" office:value-type="float" office:value="0.06027" calcext:value-type="float">
            <text:p>0.060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07.41" calcext:value-type="float">
            <text:p>107.41</text:p>
          </table:table-cell>
          <table:table-cell/>
          <table:table-cell table:formula="of:=[.D5]/1000" office:value-type="float" office:value="0.10741" calcext:value-type="float">
            <text:p>0.1074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9.11" calcext:value-type="float">
            <text:p>189.11</text:p>
          </table:table-cell>
          <table:table-cell/>
          <table:table-cell table:formula="of:=[.D6]/1000" office:value-type="float" office:value="0.18911" calcext:value-type="float">
            <text:p>0.1891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20.32" calcext:value-type="float">
            <text:p>420.32</text:p>
          </table:table-cell>
          <table:table-cell/>
          <table:table-cell table:formula="of:=[.D7]/1000" office:value-type="float" office:value="0.42032" calcext:value-type="float">
            <text:p>0.4203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92.03" calcext:value-type="float">
            <text:p>792.03</text:p>
          </table:table-cell>
          <table:table-cell/>
          <table:table-cell table:formula="of:=[.D8]/1000" office:value-type="float" office:value="0.79203" calcext:value-type="float">
            <text:p>0.7920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68.65" calcext:value-type="float">
            <text:p>1568.65</text:p>
          </table:table-cell>
          <table:table-cell/>
          <table:table-cell table:formula="of:=[.D9]/1000" office:value-type="float" office:value="1.56865" calcext:value-type="float">
            <text:p>1.5686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22.4" calcext:value-type="float">
            <text:p>3222.4</text:p>
          </table:table-cell>
          <table:table-cell/>
          <table:table-cell table:formula="of:=[.D10]/1000" office:value-type="float" office:value="3.2224" calcext:value-type="float">
            <text:p>3.222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322" calcext:value-type="float">
            <text:p>6322</text:p>
          </table:table-cell>
          <table:table-cell/>
          <table:table-cell table:formula="of:=[.D11]/1000" office:value-type="float" office:value="6.322" calcext:value-type="float">
            <text:p>6.32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742.33" calcext:value-type="float">
            <text:p>12742.33</text:p>
          </table:table-cell>
          <table:table-cell/>
          <table:table-cell table:formula="of:=[.D12]/1000" office:value-type="float" office:value="12.74233" calcext:value-type="float">
            <text:p>12.7423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elative spe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44" calcext:value-type="float">
            <text:p>644</text:p>
          </table:table-cell>
          <table:table-cell office:value-type="float" office:value="45.58" calcext:value-type="float">
            <text:p>45.58</text:p>
          </table:table-cell>
          <table:table-cell table:formula="of:=[.D14]*4" office:value-type="float" office:value="182.32" calcext:value-type="float">
            <text:p>182.32</text:p>
          </table:table-cell>
          <table:table-cell table:formula="of:=[.D14]/1000" office:value-type="float" office:value="0.04558" calcext:value-type="float">
            <text:p>0.04558</text:p>
          </table:table-cell>
          <table:table-cell table:formula="of:=[.D2]/[.D14]" office:value-type="float" office:value="0.356735410267661" calcext:value-type="float">
            <text:p>0.3567354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77.99" calcext:value-type="float">
            <text:p>77.99</text:p>
          </table:table-cell>
          <table:table-cell table:formula="of:=[.D15]*4" office:value-type="float" office:value="311.96" calcext:value-type="float">
            <text:p>311.96</text:p>
          </table:table-cell>
          <table:table-cell table:formula="of:=[.D15]/1000" office:value-type="float" office:value="0.07799" calcext:value-type="float">
            <text:p>0.07799</text:p>
          </table:table-cell>
          <table:table-cell table:formula="of:=[.D3]/[.D15]" office:value-type="float" office:value="0.408642133606873" calcext:value-type="float">
            <text:p>0.40864213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7.91" calcext:value-type="float">
            <text:p>157.91</text:p>
          </table:table-cell>
          <table:table-cell table:formula="of:=[.D16]*4" office:value-type="float" office:value="631.64" calcext:value-type="float">
            <text:p>631.64</text:p>
          </table:table-cell>
          <table:table-cell table:formula="of:=[.D16]/1000" office:value-type="float" office:value="0.15791" calcext:value-type="float">
            <text:p>0.15791</text:p>
          </table:table-cell>
          <table:table-cell table:formula="of:=[.D4]/[.D16]" office:value-type="float" office:value="0.38167310493319" calcext:value-type="float">
            <text:p>0.38167310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31.32" calcext:value-type="float">
            <text:p>531.32</text:p>
          </table:table-cell>
          <table:table-cell table:formula="of:=[.D17]*4" office:value-type="float" office:value="2125.28" calcext:value-type="float">
            <text:p>2125.28</text:p>
          </table:table-cell>
          <table:table-cell table:formula="of:=[.D17]/1000" office:value-type="float" office:value="0.53132" calcext:value-type="float">
            <text:p>0.53132</text:p>
          </table:table-cell>
          <table:table-cell table:formula="of:=[.D5]/[.D17]" office:value-type="float" office:value="0.202156892268313" calcext:value-type="float">
            <text:p>0.20215689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76.06" calcext:value-type="float">
            <text:p>576.06</text:p>
          </table:table-cell>
          <table:table-cell table:formula="of:=[.D18]*4" office:value-type="float" office:value="2304.24" calcext:value-type="float">
            <text:p>2304.24</text:p>
          </table:table-cell>
          <table:table-cell table:formula="of:=[.D18]/1000" office:value-type="float" office:value="0.57606" calcext:value-type="float">
            <text:p>0.57606</text:p>
          </table:table-cell>
          <table:table-cell table:formula="of:=[.D6]/[.D18]" office:value-type="float" office:value="0.328281776203868" calcext:value-type="float">
            <text:p>0.32828177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24.54" calcext:value-type="float">
            <text:p>1224.54</text:p>
          </table:table-cell>
          <table:table-cell table:formula="of:=[.D19]*4" office:value-type="float" office:value="4898.16" calcext:value-type="float">
            <text:p>4898.16</text:p>
          </table:table-cell>
          <table:table-cell table:formula="of:=[.D19]/1000" office:value-type="float" office:value="1.22454" calcext:value-type="float">
            <text:p>1.22454</text:p>
          </table:table-cell>
          <table:table-cell table:formula="of:=[.D7]/[.D19]" office:value-type="float" office:value="0.343247260195665" calcext:value-type="float">
            <text:p>0.34324726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963.33" calcext:value-type="float">
            <text:p>2963.33</text:p>
          </table:table-cell>
          <table:table-cell table:formula="of:=[.D20]*4" office:value-type="float" office:value="11853.32" calcext:value-type="float">
            <text:p>11853.32</text:p>
          </table:table-cell>
          <table:table-cell table:formula="of:=[.D20]/1000" office:value-type="float" office:value="2.96333" calcext:value-type="float">
            <text:p>2.96333</text:p>
          </table:table-cell>
          <table:table-cell table:formula="of:=[.D8]/[.D20]" office:value-type="float" office:value="0.267277016059636" calcext:value-type="float">
            <text:p>0.26727701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790.25" calcext:value-type="float">
            <text:p>4790.25</text:p>
          </table:table-cell>
          <table:table-cell table:formula="of:=[.D21]*4" office:value-type="float" office:value="19161" calcext:value-type="float">
            <text:p>19161</text:p>
          </table:table-cell>
          <table:table-cell table:formula="of:=[.D21]/1000" office:value-type="float" office:value="4.79025" calcext:value-type="float">
            <text:p>4.79025</text:p>
          </table:table-cell>
          <table:table-cell table:formula="of:=[.D9]/[.D21]" office:value-type="float" office:value="0.327467251187308" calcext:value-type="float">
            <text:p>0.32746725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633.5" calcext:value-type="float">
            <text:p>9633.5</text:p>
          </table:table-cell>
          <table:table-cell table:formula="of:=[.D22]*4" office:value-type="float" office:value="38534" calcext:value-type="float">
            <text:p>38534</text:p>
          </table:table-cell>
          <table:table-cell table:formula="of:=[.D22]/1000" office:value-type="float" office:value="9.6335" calcext:value-type="float">
            <text:p>9.6335</text:p>
          </table:table-cell>
          <table:table-cell table:formula="of:=[.D10]/[.D22]" office:value-type="float" office:value="0.334499403124513" calcext:value-type="float">
            <text:p>0.334499403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611.25" calcext:value-type="float">
            <text:p>19611.25</text:p>
          </table:table-cell>
          <table:table-cell table:formula="of:=[.D23]*4" office:value-type="float" office:value="78445" calcext:value-type="float">
            <text:p>78445</text:p>
          </table:table-cell>
          <table:table-cell table:formula="of:=[.D23]/1000" office:value-type="float" office:value="19.61125" calcext:value-type="float">
            <text:p>19.61125</text:p>
          </table:table-cell>
          <table:table-cell table:formula="of:=[.D11]/[.D23]" office:value-type="float" office:value="0.322365988909427" calcext:value-type="float">
            <text:p>0.32236598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684.25" calcext:value-type="float">
            <text:p>39684.25</text:p>
          </table:table-cell>
          <table:table-cell table:formula="of:=[.D24]*4" office:value-type="float" office:value="158737" calcext:value-type="float">
            <text:p>158737</text:p>
          </table:table-cell>
          <table:table-cell table:formula="of:=[.D24]/1000" office:value-type="float" office:value="39.68425" calcext:value-type="float">
            <text:p>39.68425</text:p>
          </table:table-cell>
          <table:table-cell table:formula="of:=[.D12]/[.D24]" office:value-type="float" office:value="0.321092876897006" calcext:value-type="float">
            <text:p>0.32109287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28" calcext:value-type="float">
            <text:p>628</text:p>
          </table:table-cell>
          <table:table-cell office:value-type="float" office:value="46.5" calcext:value-type="float">
            <text:p>46.5</text:p>
          </table:table-cell>
          <table:table-cell table:formula="of:=[.D25]*4" office:value-type="float" office:value="186" calcext:value-type="float">
            <text:p>186</text:p>
          </table:table-cell>
          <table:table-cell table:formula="of:=[.D25]/1000" office:value-type="float" office:value="0.0465" calcext:value-type="float">
            <text:p>0.0465</text:p>
          </table:table-cell>
          <table:table-cell table:formula="of:=[.D2]/[.D25]" office:value-type="float" office:value="0.349677419354839" calcext:value-type="float">
            <text:p>0.3496774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81.2" calcext:value-type="float">
            <text:p>81.2</text:p>
          </table:table-cell>
          <table:table-cell table:formula="of:=[.D26]*4" office:value-type="float" office:value="324.8" calcext:value-type="float">
            <text:p>324.8</text:p>
          </table:table-cell>
          <table:table-cell table:formula="of:=[.D26]/1000" office:value-type="float" office:value="0.0812" calcext:value-type="float">
            <text:p>0.0812</text:p>
          </table:table-cell>
          <table:table-cell table:formula="of:=[.D3]/[.D26]" office:value-type="float" office:value="0.392487684729064" calcext:value-type="float">
            <text:p>0.39248768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84" calcext:value-type="float">
            <text:p>184</text:p>
          </table:table-cell>
          <table:table-cell office:value-type="float" office:value="163.4" calcext:value-type="float">
            <text:p>163.4</text:p>
          </table:table-cell>
          <table:table-cell table:formula="of:=[.D27]*4" office:value-type="float" office:value="653.6" calcext:value-type="float">
            <text:p>653.6</text:p>
          </table:table-cell>
          <table:table-cell table:formula="of:=[.D27]/1000" office:value-type="float" office:value="0.1634" calcext:value-type="float">
            <text:p>0.1634</text:p>
          </table:table-cell>
          <table:table-cell table:formula="of:=[.D4]/[.D27]" office:value-type="float" office:value="0.368849449204406" calcext:value-type="float">
            <text:p>0.36884944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531.67" calcext:value-type="float">
            <text:p>531.67</text:p>
          </table:table-cell>
          <table:table-cell table:formula="of:=[.D28]*4" office:value-type="float" office:value="2126.68" calcext:value-type="float">
            <text:p>2126.68</text:p>
          </table:table-cell>
          <table:table-cell table:formula="of:=[.D28]/1000" office:value-type="float" office:value="0.53167" calcext:value-type="float">
            <text:p>0.53167</text:p>
          </table:table-cell>
          <table:table-cell table:formula="of:=[.D5]/[.D28]" office:value-type="float" office:value="0.202023811762936" calcext:value-type="float">
            <text:p>0.20202381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576.96" calcext:value-type="float">
            <text:p>576.96</text:p>
          </table:table-cell>
          <table:table-cell table:formula="of:=[.D29]*4" office:value-type="float" office:value="2307.84" calcext:value-type="float">
            <text:p>2307.84</text:p>
          </table:table-cell>
          <table:table-cell table:formula="of:=[.D29]/1000" office:value-type="float" office:value="0.57696" calcext:value-type="float">
            <text:p>0.57696</text:p>
          </table:table-cell>
          <table:table-cell table:formula="of:=[.D6]/[.D29]" office:value-type="float" office:value="0.327769689406545" calcext:value-type="float">
            <text:p>0.32776968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1323.95" calcext:value-type="float">
            <text:p>1323.95</text:p>
          </table:table-cell>
          <table:table-cell table:formula="of:=[.D30]*4" office:value-type="float" office:value="5295.8" calcext:value-type="float">
            <text:p>5295.8</text:p>
          </table:table-cell>
          <table:table-cell table:formula="of:=[.D30]/1000" office:value-type="float" office:value="1.32395" calcext:value-type="float">
            <text:p>1.32395</text:p>
          </table:table-cell>
          <table:table-cell table:formula="of:=[.D7]/[.D30]" office:value-type="float" office:value="0.317474224857434" calcext:value-type="float">
            <text:p>0.31747422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981.67" calcext:value-type="float">
            <text:p>2981.67</text:p>
          </table:table-cell>
          <table:table-cell table:formula="of:=[.D31]*4" office:value-type="float" office:value="11926.68" calcext:value-type="float">
            <text:p>11926.68</text:p>
          </table:table-cell>
          <table:table-cell table:formula="of:=[.D31]/1000" office:value-type="float" office:value="2.98167" calcext:value-type="float">
            <text:p>2.98167</text:p>
          </table:table-cell>
          <table:table-cell table:formula="of:=[.D8]/[.D31]" office:value-type="float" office:value="0.265633017738381" calcext:value-type="float">
            <text:p>0.26563301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879.75" calcext:value-type="float">
            <text:p>4879.75</text:p>
          </table:table-cell>
          <table:table-cell table:formula="of:=[.D32]*4" office:value-type="float" office:value="19519" calcext:value-type="float">
            <text:p>19519</text:p>
          </table:table-cell>
          <table:table-cell table:formula="of:=[.D32]/1000" office:value-type="float" office:value="4.87975" calcext:value-type="float">
            <text:p>4.87975</text:p>
          </table:table-cell>
          <table:table-cell table:formula="of:=[.D9]/[.D32]" office:value-type="float" office:value="0.321461140427276" calcext:value-type="float">
            <text:p>0.32146114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919.75" calcext:value-type="float">
            <text:p>9919.75</text:p>
          </table:table-cell>
          <table:table-cell table:formula="of:=[.D33]*4" office:value-type="float" office:value="39679" calcext:value-type="float">
            <text:p>39679</text:p>
          </table:table-cell>
          <table:table-cell table:formula="of:=[.D33]/1000" office:value-type="float" office:value="9.91975" calcext:value-type="float">
            <text:p>9.91975</text:p>
          </table:table-cell>
          <table:table-cell table:formula="of:=[.D10]/[.D33]" office:value-type="float" office:value="0.324846896343154" calcext:value-type="float">
            <text:p>0.32484689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9921" calcext:value-type="float">
            <text:p>19921</text:p>
          </table:table-cell>
          <table:table-cell table:formula="of:=[.D34]*4" office:value-type="float" office:value="79684" calcext:value-type="float">
            <text:p>79684</text:p>
          </table:table-cell>
          <table:table-cell table:formula="of:=[.D34]/1000" office:value-type="float" office:value="19.921" calcext:value-type="float">
            <text:p>19.921</text:p>
          </table:table-cell>
          <table:table-cell table:formula="of:=[.D11]/[.D34]" office:value-type="float" office:value="0.317353546508709" calcext:value-type="float">
            <text:p>0.31735354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40096.25" calcext:value-type="float">
            <text:p>40096.25</text:p>
          </table:table-cell>
          <table:table-cell table:formula="of:=[.D35]*4" office:value-type="float" office:value="160385" calcext:value-type="float">
            <text:p>160385</text:p>
          </table:table-cell>
          <table:table-cell table:formula="of:=[.D35]/1000" office:value-type="float" office:value="40.09625" calcext:value-type="float">
            <text:p>40.09625</text:p>
          </table:table-cell>
          <table:table-cell table:formula="of:=[.D12]/[.D35]" office:value-type="float" office:value="0.317793559248059" calcext:value-type="float">
            <text:p>0.3177935592</text:p>
          </table:table-cell>
        </table:table-row>
        <table:table-row table:style-name="ro1">
          <table:table-cell table:number-columns-repeated="4"/>
          <table:table-cell table:formula="of:=[.D36]*4" office:value-type="float" office:value="0" calcext:value-type="float">
            <text:p>0</text:p>
          </table:table-cell>
          <table:table-cell table:formula="of:=[.D36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37]*4" office:value-type="float" office:value="0" calcext:value-type="float">
            <text:p>0</text:p>
          </table:table-cell>
          <table:table-cell table:formula="of:=[.D37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38]*4" office:value-type="float" office:value="0" calcext:value-type="float">
            <text:p>0</text:p>
          </table:table-cell>
          <table:table-cell table:formula="of:=[.D38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39]*4" office:value-type="float" office:value="0" calcext:value-type="float">
            <text:p>0</text:p>
          </table:table-cell>
          <table:table-cell table:formula="of:=[.D39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40]*4" office:value-type="float" office:value="0" calcext:value-type="float">
            <text:p>0</text:p>
          </table:table-cell>
          <table:table-cell table:formula="of:=[.D40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41]*4" office:value-type="float" office:value="0" calcext:value-type="float">
            <text:p>0</text:p>
          </table:table-cell>
          <table:table-cell table:formula="of:=[.D41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42]*4" office:value-type="float" office:value="0" calcext:value-type="float">
            <text:p>0</text:p>
          </table:table-cell>
          <table:table-cell table:formula="of:=[.D42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43]*4" office:value-type="float" office:value="0" calcext:value-type="float">
            <text:p>0</text:p>
          </table:table-cell>
          <table:table-cell table:formula="of:=[.D43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44]*4" office:value-type="float" office:value="0" calcext:value-type="float">
            <text:p>0</text:p>
          </table:table-cell>
          <table:table-cell table:formula="of:=[.D44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45]*4" office:value-type="float" office:value="0" calcext:value-type="float">
            <text:p>0</text:p>
          </table:table-cell>
          <table:table-cell table:formula="of:=[.D45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46]*4" office:value-type="float" office:value="0" calcext:value-type="float">
            <text:p>0</text:p>
          </table:table-cell>
          <table:table-cell table:formula="of:=[.D46]/1000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640.01pt" svg:height="384.75pt" svg:x="570.53pt" svg:y="204.04pt">
            <loext:p draw:notify-on-update-of-ranges="Sheet2.A2:Sheet2.A12 Sheet2.E2:Sheet2.E2 Sheet2.F2:Sheet2.F12 Sheet2.A14:Sheet2.A24 Sheet2.B14:Sheet2.B14 Sheet2.F14:Sheet2.F24 Sheet2.A25:Sheet2.A35 Sheet2.B25:Sheet2.B25 Sheet2.F25:Sheet2.F35 Sheet2.A36:Sheet2.A46 Sheet2.B36:Sheet2.B36 Sheet2.F36:Sheet2.F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b loop per task</text:p>
          </table:table-cell>
          <table:table-cell office:value-type="string" calcext:value-type="string">
            <text:p>nb byte payload</text:p>
          </table:table-cell>
          <table:table-cell office:value-type="string" calcext:value-type="string">
            <text:p>nb task complete</text:p>
          </table:table-cell>
          <table:table-cell office:value-type="string" calcext:value-type="string">
            <text:p>time ms per task</text:p>
          </table:table-cell>
          <table:table-cell office:value-type="string" calcext:value-type="string">
            <text:p>time ms per task per squidlet</text:p>
          </table:table-cell>
          <table:table-cell office:value-type="string" calcext:value-type="string">
            <text:p>time s per task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local</text:p>
          </table:table-cell>
          <table:table-cell table:formula="of:=[.D2]/1000" office:value-type="float" office:value="0.01626" calcext:value-type="float">
            <text:p>0.01626</text:p>
          </table:table-cell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31.87" calcext:value-type="float">
            <text:p>31.87</text:p>
          </table:table-cell>
          <table:table-cell/>
          <table:table-cell table:formula="of:=[.D3]/1000" office:value-type="float" office:value="0.03187" calcext:value-type="float">
            <text:p>0.03187</text:p>
          </table:table-cell>
          <table:table-cell office:value-type="string" calcext:value-type="string">
            <text:p>sorting a set of 26k elements, squad on pc, 1 squidlet on one raspi 3b+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60.27" calcext:value-type="float">
            <text:p>60.27</text:p>
          </table:table-cell>
          <table:table-cell/>
          <table:table-cell table:formula="of:=[.D4]/1000" office:value-type="float" office:value="0.06027" calcext:value-type="float">
            <text:p>0.060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07.41" calcext:value-type="float">
            <text:p>107.41</text:p>
          </table:table-cell>
          <table:table-cell/>
          <table:table-cell table:formula="of:=[.D5]/1000" office:value-type="float" office:value="0.10741" calcext:value-type="float">
            <text:p>0.1074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9.11" calcext:value-type="float">
            <text:p>189.11</text:p>
          </table:table-cell>
          <table:table-cell/>
          <table:table-cell table:formula="of:=[.D6]/1000" office:value-type="float" office:value="0.18911" calcext:value-type="float">
            <text:p>0.1891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20.32" calcext:value-type="float">
            <text:p>420.32</text:p>
          </table:table-cell>
          <table:table-cell/>
          <table:table-cell table:formula="of:=[.D7]/1000" office:value-type="float" office:value="0.42032" calcext:value-type="float">
            <text:p>0.4203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92.03" calcext:value-type="float">
            <text:p>792.03</text:p>
          </table:table-cell>
          <table:table-cell/>
          <table:table-cell table:formula="of:=[.D8]/1000" office:value-type="float" office:value="0.79203" calcext:value-type="float">
            <text:p>0.7920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68.65" calcext:value-type="float">
            <text:p>1568.65</text:p>
          </table:table-cell>
          <table:table-cell/>
          <table:table-cell table:formula="of:=[.D9]/1000" office:value-type="float" office:value="1.56865" calcext:value-type="float">
            <text:p>1.5686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22.4" calcext:value-type="float">
            <text:p>3222.4</text:p>
          </table:table-cell>
          <table:table-cell/>
          <table:table-cell table:formula="of:=[.D10]/1000" office:value-type="float" office:value="3.2224" calcext:value-type="float">
            <text:p>3.222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322" calcext:value-type="float">
            <text:p>6322</text:p>
          </table:table-cell>
          <table:table-cell/>
          <table:table-cell table:formula="of:=[.D11]/1000" office:value-type="float" office:value="6.322" calcext:value-type="float">
            <text:p>6.32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742.33" calcext:value-type="float">
            <text:p>12742.33</text:p>
          </table:table-cell>
          <table:table-cell/>
          <table:table-cell table:formula="of:=[.D12]/1000" office:value-type="float" office:value="12.74233" calcext:value-type="float">
            <text:p>12.7423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elative spe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70.46" calcext:value-type="float">
            <text:p>170.46</text:p>
          </table:table-cell>
          <table:table-cell table:formula="of:=[.D14]*1" office:value-type="float" office:value="170.46" calcext:value-type="float">
            <text:p>170.46</text:p>
          </table:table-cell>
          <table:table-cell table:formula="of:=[.D14]/1000" office:value-type="float" office:value="0.17046" calcext:value-type="float">
            <text:p>0.17046</text:p>
          </table:table-cell>
          <table:table-cell table:formula="of:=[.D2]/[.D14]" office:value-type="float" office:value="0.0953889475536783" calcext:value-type="float">
            <text:p>0.0953889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89.96" calcext:value-type="float">
            <text:p>289.96</text:p>
          </table:table-cell>
          <table:table-cell table:formula="of:=[.D15]*1" office:value-type="float" office:value="289.96" calcext:value-type="float">
            <text:p>289.96</text:p>
          </table:table-cell>
          <table:table-cell table:formula="of:=[.D15]/1000" office:value-type="float" office:value="0.28996" calcext:value-type="float">
            <text:p>0.28996</text:p>
          </table:table-cell>
          <table:table-cell table:formula="of:=[.D3]/[.D15]" office:value-type="float" office:value="0.10991171196027" calcext:value-type="float">
            <text:p>0.1099117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30.23" calcext:value-type="float">
            <text:p>530.23</text:p>
          </table:table-cell>
          <table:table-cell table:formula="of:=[.D16]*1" office:value-type="float" office:value="530.23" calcext:value-type="float">
            <text:p>530.23</text:p>
          </table:table-cell>
          <table:table-cell table:formula="of:=[.D16]/1000" office:value-type="float" office:value="0.53023" calcext:value-type="float">
            <text:p>0.53023</text:p>
          </table:table-cell>
          <table:table-cell table:formula="of:=[.D4]/[.D16]" office:value-type="float" office:value="0.113667653659733" calcext:value-type="float">
            <text:p>0.11366765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70.97" calcext:value-type="float">
            <text:p>970.97</text:p>
          </table:table-cell>
          <table:table-cell table:formula="of:=[.D17]*1" office:value-type="float" office:value="970.97" calcext:value-type="float">
            <text:p>970.97</text:p>
          </table:table-cell>
          <table:table-cell table:formula="of:=[.D17]/1000" office:value-type="float" office:value="0.97097" calcext:value-type="float">
            <text:p>0.97097</text:p>
          </table:table-cell>
          <table:table-cell table:formula="of:=[.D5]/[.D17]" office:value-type="float" office:value="0.110621337425461" calcext:value-type="float">
            <text:p>0.11062133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02.39" calcext:value-type="float">
            <text:p>1702.39</text:p>
          </table:table-cell>
          <table:table-cell table:formula="of:=[.D18]*1" office:value-type="float" office:value="1702.39" calcext:value-type="float">
            <text:p>1702.39</text:p>
          </table:table-cell>
          <table:table-cell table:formula="of:=[.D18]/1000" office:value-type="float" office:value="1.70239" calcext:value-type="float">
            <text:p>1.70239</text:p>
          </table:table-cell>
          <table:table-cell table:formula="of:=[.D6]/[.D18]" office:value-type="float" office:value="0.111085004023755" calcext:value-type="float">
            <text:p>0.1110850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69.89" calcext:value-type="float">
            <text:p>3569.89</text:p>
          </table:table-cell>
          <table:table-cell table:formula="of:=[.D19]*1" office:value-type="float" office:value="3569.89" calcext:value-type="float">
            <text:p>3569.89</text:p>
          </table:table-cell>
          <table:table-cell table:formula="of:=[.D19]/1000" office:value-type="float" office:value="3.56989" calcext:value-type="float">
            <text:p>3.56989</text:p>
          </table:table-cell>
          <table:table-cell table:formula="of:=[.D7]/[.D19]" office:value-type="float" office:value="0.117740322530946" calcext:value-type="float">
            <text:p>0.11774032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945.6" calcext:value-type="float">
            <text:p>6945.6</text:p>
          </table:table-cell>
          <table:table-cell table:formula="of:=[.D20]*1" office:value-type="float" office:value="6945.6" calcext:value-type="float">
            <text:p>6945.6</text:p>
          </table:table-cell>
          <table:table-cell table:formula="of:=[.D20]/1000" office:value-type="float" office:value="6.9456" calcext:value-type="float">
            <text:p>6.9456</text:p>
          </table:table-cell>
          <table:table-cell table:formula="of:=[.D8]/[.D20]" office:value-type="float" office:value="0.114033344851417" calcext:value-type="float">
            <text:p>0.11403334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759" calcext:value-type="float">
            <text:p>13759</text:p>
          </table:table-cell>
          <table:table-cell table:formula="of:=[.D21]*1" office:value-type="float" office:value="13759" calcext:value-type="float">
            <text:p>13759</text:p>
          </table:table-cell>
          <table:table-cell table:formula="of:=[.D21]/1000" office:value-type="float" office:value="13.759" calcext:value-type="float">
            <text:p>13.759</text:p>
          </table:table-cell>
          <table:table-cell table:formula="of:=[.D9]/[.D21]" office:value-type="float" office:value="0.114009012282869" calcext:value-type="float">
            <text:p>0.11400901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538" calcext:value-type="float">
            <text:p>27538</text:p>
          </table:table-cell>
          <table:table-cell table:formula="of:=[.D22]*1" office:value-type="float" office:value="27538" calcext:value-type="float">
            <text:p>27538</text:p>
          </table:table-cell>
          <table:table-cell table:formula="of:=[.D22]/1000" office:value-type="float" office:value="27.538" calcext:value-type="float">
            <text:p>27.538</text:p>
          </table:table-cell>
          <table:table-cell table:formula="of:=[.D10]/[.D22]" office:value-type="float" office:value="0.117016486309826" calcext:value-type="float">
            <text:p>0.11701648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885" calcext:value-type="float">
            <text:p>54885</text:p>
          </table:table-cell>
          <table:table-cell table:formula="of:=[.D23]*1" office:value-type="float" office:value="54885" calcext:value-type="float">
            <text:p>54885</text:p>
          </table:table-cell>
          <table:table-cell table:formula="of:=[.D23]/1000" office:value-type="float" office:value="54.885" calcext:value-type="float">
            <text:p>54.885</text:p>
          </table:table-cell>
          <table:table-cell table:formula="of:=[.D11]/[.D23]" office:value-type="float" office:value="0.115186298624396" calcext:value-type="float">
            <text:p>0.11518629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705" calcext:value-type="float">
            <text:p>110705</text:p>
          </table:table-cell>
          <table:table-cell table:formula="of:=[.D24]*1" office:value-type="float" office:value="110705" calcext:value-type="float">
            <text:p>110705</text:p>
          </table:table-cell>
          <table:table-cell table:formula="of:=[.D24]/1000" office:value-type="float" office:value="110.705" calcext:value-type="float">
            <text:p>110.705</text:p>
          </table:table-cell>
          <table:table-cell table:formula="of:=[.D12]/[.D24]" office:value-type="float" office:value="0.115101666591392" calcext:value-type="float">
            <text:p>0.11510166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169.98" calcext:value-type="float">
            <text:p>169.98</text:p>
          </table:table-cell>
          <table:table-cell table:formula="of:=[.D25]*1" office:value-type="float" office:value="169.98" calcext:value-type="float">
            <text:p>169.98</text:p>
          </table:table-cell>
          <table:table-cell table:formula="of:=[.D25]/1000" office:value-type="float" office:value="0.16998" calcext:value-type="float">
            <text:p>0.16998</text:p>
          </table:table-cell>
          <table:table-cell table:formula="of:=[.D2]/[.D25]" office:value-type="float" office:value="0.0956583127426756" calcext:value-type="float">
            <text:p>0.09565831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289.94" calcext:value-type="float">
            <text:p>289.94</text:p>
          </table:table-cell>
          <table:table-cell table:formula="of:=[.D26]*1" office:value-type="float" office:value="289.94" calcext:value-type="float">
            <text:p>289.94</text:p>
          </table:table-cell>
          <table:table-cell table:formula="of:=[.D26]/1000" office:value-type="float" office:value="0.28994" calcext:value-type="float">
            <text:p>0.28994</text:p>
          </table:table-cell>
          <table:table-cell table:formula="of:=[.D3]/[.D26]" office:value-type="float" office:value="0.109919293646961" calcext:value-type="float">
            <text:p>0.10991929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530.23" calcext:value-type="float">
            <text:p>530.23</text:p>
          </table:table-cell>
          <table:table-cell table:formula="of:=[.D27]*1" office:value-type="float" office:value="530.23" calcext:value-type="float">
            <text:p>530.23</text:p>
          </table:table-cell>
          <table:table-cell table:formula="of:=[.D27]/1000" office:value-type="float" office:value="0.53023" calcext:value-type="float">
            <text:p>0.53023</text:p>
          </table:table-cell>
          <table:table-cell table:formula="of:=[.D4]/[.D27]" office:value-type="float" office:value="0.113667653659733" calcext:value-type="float">
            <text:p>0.11366765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970.06" calcext:value-type="float">
            <text:p>970.06</text:p>
          </table:table-cell>
          <table:table-cell table:formula="of:=[.D28]*1" office:value-type="float" office:value="970.06" calcext:value-type="float">
            <text:p>970.06</text:p>
          </table:table-cell>
          <table:table-cell table:formula="of:=[.D28]/1000" office:value-type="float" office:value="0.97006" calcext:value-type="float">
            <text:p>0.97006</text:p>
          </table:table-cell>
          <table:table-cell table:formula="of:=[.D5]/[.D28]" office:value-type="float" office:value="0.110725109787023" calcext:value-type="float">
            <text:p>0.1107251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703.28" calcext:value-type="float">
            <text:p>1703.28</text:p>
          </table:table-cell>
          <table:table-cell table:formula="of:=[.D29]*1" office:value-type="float" office:value="1703.28" calcext:value-type="float">
            <text:p>1703.28</text:p>
          </table:table-cell>
          <table:table-cell table:formula="of:=[.D29]/1000" office:value-type="float" office:value="1.70328" calcext:value-type="float">
            <text:p>1.70328</text:p>
          </table:table-cell>
          <table:table-cell table:formula="of:=[.D6]/[.D29]" office:value-type="float" office:value="0.11102695974825" calcext:value-type="float">
            <text:p>0.11102695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560.11" calcext:value-type="float">
            <text:p>3560.11</text:p>
          </table:table-cell>
          <table:table-cell table:formula="of:=[.D30]*1" office:value-type="float" office:value="3560.11" calcext:value-type="float">
            <text:p>3560.11</text:p>
          </table:table-cell>
          <table:table-cell table:formula="of:=[.D30]/1000" office:value-type="float" office:value="3.56011" calcext:value-type="float">
            <text:p>3.56011</text:p>
          </table:table-cell>
          <table:table-cell table:formula="of:=[.D7]/[.D30]" office:value-type="float" office:value="0.118063767692571" calcext:value-type="float">
            <text:p>0.11806376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926.4" calcext:value-type="float">
            <text:p>6926.4</text:p>
          </table:table-cell>
          <table:table-cell table:formula="of:=[.D31]*1" office:value-type="float" office:value="6926.4" calcext:value-type="float">
            <text:p>6926.4</text:p>
          </table:table-cell>
          <table:table-cell table:formula="of:=[.D31]/1000" office:value-type="float" office:value="6.9264" calcext:value-type="float">
            <text:p>6.9264</text:p>
          </table:table-cell>
          <table:table-cell table:formula="of:=[.D8]/[.D31]" office:value-type="float" office:value="0.114349445599446" calcext:value-type="float">
            <text:p>0.11434944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3655" calcext:value-type="float">
            <text:p>13655</text:p>
          </table:table-cell>
          <table:table-cell table:formula="of:=[.D32]*1" office:value-type="float" office:value="13655" calcext:value-type="float">
            <text:p>13655</text:p>
          </table:table-cell>
          <table:table-cell table:formula="of:=[.D32]/1000" office:value-type="float" office:value="13.655" calcext:value-type="float">
            <text:p>13.655</text:p>
          </table:table-cell>
          <table:table-cell table:formula="of:=[.D9]/[.D32]" office:value-type="float" office:value="0.114877334309777" calcext:value-type="float">
            <text:p>0.11487733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7265.5" calcext:value-type="float">
            <text:p>27265.5</text:p>
          </table:table-cell>
          <table:table-cell table:formula="of:=[.D33]*1" office:value-type="float" office:value="27265.5" calcext:value-type="float">
            <text:p>27265.5</text:p>
          </table:table-cell>
          <table:table-cell table:formula="of:=[.D33]/1000" office:value-type="float" office:value="27.2655" calcext:value-type="float">
            <text:p>27.2655</text:p>
          </table:table-cell>
          <table:table-cell table:formula="of:=[.D10]/[.D33]" office:value-type="float" office:value="0.118185985952944" calcext:value-type="float">
            <text:p>0.1181859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4605" calcext:value-type="float">
            <text:p>54605</text:p>
          </table:table-cell>
          <table:table-cell table:formula="of:=[.D34]*1" office:value-type="float" office:value="54605" calcext:value-type="float">
            <text:p>54605</text:p>
          </table:table-cell>
          <table:table-cell table:formula="of:=[.D34]/1000" office:value-type="float" office:value="54.605" calcext:value-type="float">
            <text:p>54.605</text:p>
          </table:table-cell>
          <table:table-cell table:formula="of:=[.D11]/[.D34]" office:value-type="float" office:value="0.115776943503342" calcext:value-type="float">
            <text:p>0.11577694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9460" calcext:value-type="float">
            <text:p>109460</text:p>
          </table:table-cell>
          <table:table-cell table:formula="of:=[.D35]*1" office:value-type="float" office:value="109460" calcext:value-type="float">
            <text:p>109460</text:p>
          </table:table-cell>
          <table:table-cell table:formula="of:=[.D35]/1000" office:value-type="float" office:value="109.46" calcext:value-type="float">
            <text:p>109.46</text:p>
          </table:table-cell>
          <table:table-cell table:formula="of:=[.D12]/[.D35]" office:value-type="float" office:value="0.116410835008222" calcext:value-type="float">
            <text:p>0.1164108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35" calcext:value-type="float">
            <text:p>235</text:p>
          </table:table-cell>
          <table:table-cell office:value-type="float" office:value="126.21" calcext:value-type="float">
            <text:p>126.21</text:p>
          </table:table-cell>
          <table:table-cell table:formula="of:=[.D36]*1" office:value-type="float" office:value="126.21" calcext:value-type="float">
            <text:p>126.21</text:p>
          </table:table-cell>
          <table:table-cell table:formula="of:=[.D36]/1000" office:value-type="float" office:value="0.12621" calcext:value-type="float">
            <text:p>0.12621</text:p>
          </table:table-cell>
          <table:table-cell table:formula="of:=[.D2]/[.D36]" office:value-type="float" office:value="0.1288328975517" calcext:value-type="float">
            <text:p>0.12883289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25" calcext:value-type="float">
            <text:p>125</text:p>
          </table:table-cell>
          <table:table-cell office:value-type="float" office:value="241.62" calcext:value-type="float">
            <text:p>241.62</text:p>
          </table:table-cell>
          <table:table-cell table:formula="of:=[.D37]*1" office:value-type="float" office:value="241.62" calcext:value-type="float">
            <text:p>241.62</text:p>
          </table:table-cell>
          <table:table-cell table:formula="of:=[.D37]/1000" office:value-type="float" office:value="0.24162" calcext:value-type="float">
            <text:p>0.24162</text:p>
          </table:table-cell>
          <table:table-cell table:formula="of:=[.D3]/[.D37]" office:value-type="float" office:value="0.131901332671136" calcext:value-type="float">
            <text:p>0.13190133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62" calcext:value-type="float">
            <text:p>62</text:p>
          </table:table-cell>
          <table:table-cell office:value-type="float" office:value="486.02" calcext:value-type="float">
            <text:p>486.02</text:p>
          </table:table-cell>
          <table:table-cell table:formula="of:=[.D38]*1" office:value-type="float" office:value="486.02" calcext:value-type="float">
            <text:p>486.02</text:p>
          </table:table-cell>
          <table:table-cell table:formula="of:=[.D38]/1000" office:value-type="float" office:value="0.48602" calcext:value-type="float">
            <text:p>0.48602</text:p>
          </table:table-cell>
          <table:table-cell table:formula="of:=[.D4]/[.D38]" office:value-type="float" office:value="0.124007242500309" calcext:value-type="float">
            <text:p>0.12400724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926.59" calcext:value-type="float">
            <text:p>926.59</text:p>
          </table:table-cell>
          <table:table-cell table:formula="of:=[.D39]*1" office:value-type="float" office:value="926.59" calcext:value-type="float">
            <text:p>926.59</text:p>
          </table:table-cell>
          <table:table-cell table:formula="of:=[.D39]/1000" office:value-type="float" office:value="0.92659" calcext:value-type="float">
            <text:p>0.92659</text:p>
          </table:table-cell>
          <table:table-cell table:formula="of:=[.D5]/[.D39]" office:value-type="float" office:value="0.115919662418114" calcext:value-type="float">
            <text:p>0.11591966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1659.79" calcext:value-type="float">
            <text:p>1659.79</text:p>
          </table:table-cell>
          <table:table-cell table:formula="of:=[.D40]*1" office:value-type="float" office:value="1659.79" calcext:value-type="float">
            <text:p>1659.79</text:p>
          </table:table-cell>
          <table:table-cell table:formula="of:=[.D40]/1000" office:value-type="float" office:value="1.65979" calcext:value-type="float">
            <text:p>1.65979</text:p>
          </table:table-cell>
          <table:table-cell table:formula="of:=[.D6]/[.D40]" office:value-type="float" office:value="0.113936100350044" calcext:value-type="float">
            <text:p>0.11393610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3525.89" calcext:value-type="float">
            <text:p>3525.89</text:p>
          </table:table-cell>
          <table:table-cell table:formula="of:=[.D41]*1" office:value-type="float" office:value="3525.89" calcext:value-type="float">
            <text:p>3525.89</text:p>
          </table:table-cell>
          <table:table-cell table:formula="of:=[.D41]/1000" office:value-type="float" office:value="3.52589" calcext:value-type="float">
            <text:p>3.52589</text:p>
          </table:table-cell>
          <table:table-cell table:formula="of:=[.D7]/[.D41]" office:value-type="float" office:value="0.119209617997158" calcext:value-type="float">
            <text:p>0.1192096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6898.2" calcext:value-type="float">
            <text:p>6898.2</text:p>
          </table:table-cell>
          <table:table-cell table:formula="of:=[.D42]*1" office:value-type="float" office:value="6898.2" calcext:value-type="float">
            <text:p>6898.2</text:p>
          </table:table-cell>
          <table:table-cell table:formula="of:=[.D42]/1000" office:value-type="float" office:value="6.8982" calcext:value-type="float">
            <text:p>6.8982</text:p>
          </table:table-cell>
          <table:table-cell table:formula="of:=[.D8]/[.D42]" office:value-type="float" office:value="0.114816908758807" calcext:value-type="float">
            <text:p>0.11481690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13711.67" calcext:value-type="float">
            <text:p>13711.67</text:p>
          </table:table-cell>
          <table:table-cell table:formula="of:=[.D43]*1" office:value-type="float" office:value="13711.67" calcext:value-type="float">
            <text:p>13711.67</text:p>
          </table:table-cell>
          <table:table-cell table:formula="of:=[.D43]/1000" office:value-type="float" office:value="13.71167" calcext:value-type="float">
            <text:p>13.71167</text:p>
          </table:table-cell>
          <table:table-cell table:formula="of:=[.D9]/[.D43]" office:value-type="float" office:value="0.114402549069515" calcext:value-type="float">
            <text:p>0.11440254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7475" calcext:value-type="float">
            <text:p>27475</text:p>
          </table:table-cell>
          <table:table-cell table:formula="of:=[.D44]*1" office:value-type="float" office:value="27475" calcext:value-type="float">
            <text:p>27475</text:p>
          </table:table-cell>
          <table:table-cell table:formula="of:=[.D44]/1000" office:value-type="float" office:value="27.475" calcext:value-type="float">
            <text:p>27.475</text:p>
          </table:table-cell>
          <table:table-cell table:formula="of:=[.D10]/[.D44]" office:value-type="float" office:value="0.117284804367607" calcext:value-type="float">
            <text:p>0.117284804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5079" calcext:value-type="float">
            <text:p>55079</text:p>
          </table:table-cell>
          <table:table-cell table:formula="of:=[.D45]*1" office:value-type="float" office:value="55079" calcext:value-type="float">
            <text:p>55079</text:p>
          </table:table-cell>
          <table:table-cell table:formula="of:=[.D45]/1000" office:value-type="float" office:value="55.079" calcext:value-type="float">
            <text:p>55.079</text:p>
          </table:table-cell>
          <table:table-cell table:formula="of:=[.D11]/[.D45]" office:value-type="float" office:value="0.114780587882859" calcext:value-type="float">
            <text:p>0.11478058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table:formula="of:=[.D46]*1" office:value-type="float" office:value="110413" calcext:value-type="float">
            <text:p>110413</text:p>
          </table:table-cell>
          <table:table-cell table:formula="of:=[.D46]/1000" office:value-type="float" office:value="110.413" calcext:value-type="float">
            <text:p>110.413</text:p>
          </table:table-cell>
          <table:table-cell table:formula="of:=[.D12]/[.D46]" office:value-type="float" office:value="0.115406066314655" calcext:value-type="float">
            <text:p>0.1154060663</text:p>
          </table:table-cell>
        </table:table-row>
      </table:table>
      <table:table table:name="Sheet3" table:style-name="ta1">
        <table:shapes>
          <draw:frame draw:z-index="0" draw:style-name="gr1" draw:text-style-name="P1" svg:width="640.01pt" svg:height="384.75pt" svg:x="570.53pt" svg:y="204.04pt">
            <loext:p draw:notify-on-update-of-ranges="Sheet3.A2:Sheet3.A12 Sheet3.E2:Sheet3.E2 Sheet3.F2:Sheet3.F12 Sheet3.A14:Sheet3.A24 Sheet3.B14:Sheet3.B14 Sheet3.F14:Sheet3.F24 Sheet3.A25:Sheet3.A35 Sheet3.B25:Sheet3.B25 Sheet3.F25:Sheet3.F35 Sheet3.A36:Sheet3.A46 Sheet3.B36:Sheet3.B36 Sheet3.F36:Sheet3.F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b loop per task</text:p>
          </table:table-cell>
          <table:table-cell office:value-type="string" calcext:value-type="string">
            <text:p>nb byte payload</text:p>
          </table:table-cell>
          <table:table-cell office:value-type="string" calcext:value-type="string">
            <text:p>nb task complete</text:p>
          </table:table-cell>
          <table:table-cell office:value-type="string" calcext:value-type="string">
            <text:p>time ms per task</text:p>
          </table:table-cell>
          <table:table-cell office:value-type="string" calcext:value-type="string">
            <text:p>time ms per task per squidlet</text:p>
          </table:table-cell>
          <table:table-cell office:value-type="string" calcext:value-type="string">
            <text:p>time s per task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142.64" calcext:value-type="float">
            <text:p>142.64</text:p>
          </table:table-cell>
          <table:table-cell office:value-type="string" calcext:value-type="string">
            <text:p>local</text:p>
          </table:table-cell>
          <table:table-cell table:formula="of:=[.D2]/1000" office:value-type="float" office:value="0.14264" calcext:value-type="float">
            <text:p>0.14264</text:p>
          </table:table-cell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273.03" calcext:value-type="float">
            <text:p>273.03</text:p>
          </table:table-cell>
          <table:table-cell/>
          <table:table-cell table:formula="of:=[.D3]/1000" office:value-type="float" office:value="0.27303" calcext:value-type="float">
            <text:p>0.27303</text:p>
          </table:table-cell>
          <table:table-cell office:value-type="string" calcext:value-type="string">
            <text:p>sorting a set of 26k elements, squad on raspi 3b+, 4 squidlets on same raspi 3b+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15.41" calcext:value-type="float">
            <text:p>515.41</text:p>
          </table:table-cell>
          <table:table-cell/>
          <table:table-cell table:formula="of:=[.D4]/1000" office:value-type="float" office:value="0.51541" calcext:value-type="float">
            <text:p>0.5154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35.3" calcext:value-type="float">
            <text:p>935.3</text:p>
          </table:table-cell>
          <table:table-cell/>
          <table:table-cell table:formula="of:=[.D5]/1000" office:value-type="float" office:value="0.9353" calcext:value-type="float">
            <text:p>0.935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59.28" calcext:value-type="float">
            <text:p>1659.28</text:p>
          </table:table-cell>
          <table:table-cell/>
          <table:table-cell table:formula="of:=[.D6]/1000" office:value-type="float" office:value="1.65928" calcext:value-type="float">
            <text:p>1.6592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19.78" calcext:value-type="float">
            <text:p>3519.78</text:p>
          </table:table-cell>
          <table:table-cell/>
          <table:table-cell table:formula="of:=[.D7]/1000" office:value-type="float" office:value="3.51978" calcext:value-type="float">
            <text:p>3.5197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83.8" calcext:value-type="float">
            <text:p>6883.8</text:p>
          </table:table-cell>
          <table:table-cell/>
          <table:table-cell table:formula="of:=[.D8]/1000" office:value-type="float" office:value="6.8838" calcext:value-type="float">
            <text:p>6.883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665" calcext:value-type="float">
            <text:p>13665</text:p>
          </table:table-cell>
          <table:table-cell/>
          <table:table-cell table:formula="of:=[.D9]/1000" office:value-type="float" office:value="13.665" calcext:value-type="float">
            <text:p>13.66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387.5" calcext:value-type="float">
            <text:p>27387.5</text:p>
          </table:table-cell>
          <table:table-cell/>
          <table:table-cell table:formula="of:=[.D10]/1000" office:value-type="float" office:value="27.3875" calcext:value-type="float">
            <text:p>27.387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892" calcext:value-type="float">
            <text:p>54892</text:p>
          </table:table-cell>
          <table:table-cell/>
          <table:table-cell table:formula="of:=[.D11]/1000" office:value-type="float" office:value="54.892" calcext:value-type="float">
            <text:p>54.89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026" calcext:value-type="float">
            <text:p>110026</text:p>
          </table:table-cell>
          <table:table-cell/>
          <table:table-cell table:formula="of:=[.D12]/1000" office:value-type="float" office:value="110.026" calcext:value-type="float">
            <text:p>110.02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elative spe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45.12" calcext:value-type="float">
            <text:p>45.12</text:p>
          </table:table-cell>
          <table:table-cell table:formula="of:=[.D14]*4" office:value-type="float" office:value="180.48" calcext:value-type="float">
            <text:p>180.48</text:p>
          </table:table-cell>
          <table:table-cell table:formula="of:=[.D14]/1000" office:value-type="float" office:value="0.04512" calcext:value-type="float">
            <text:p>0.04512</text:p>
          </table:table-cell>
          <table:table-cell table:formula="of:=[.D2]/[.D14]" office:value-type="float" office:value="3.1613475177305" calcext:value-type="float">
            <text:p>3.16134751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77.51" calcext:value-type="float">
            <text:p>77.51</text:p>
          </table:table-cell>
          <table:table-cell table:formula="of:=[.D15]*4" office:value-type="float" office:value="310.04" calcext:value-type="float">
            <text:p>310.04</text:p>
          </table:table-cell>
          <table:table-cell table:formula="of:=[.D15]/1000" office:value-type="float" office:value="0.07751" calcext:value-type="float">
            <text:p>0.07751</text:p>
          </table:table-cell>
          <table:table-cell table:formula="of:=[.D3]/[.D15]" office:value-type="float" office:value="3.52251322410012" calcext:value-type="float">
            <text:p>3.52251322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7.61" calcext:value-type="float">
            <text:p>157.61</text:p>
          </table:table-cell>
          <table:table-cell table:formula="of:=[.D16]*4" office:value-type="float" office:value="630.44" calcext:value-type="float">
            <text:p>630.44</text:p>
          </table:table-cell>
          <table:table-cell table:formula="of:=[.D16]/1000" office:value-type="float" office:value="0.15761" calcext:value-type="float">
            <text:p>0.15761</text:p>
          </table:table-cell>
          <table:table-cell table:formula="of:=[.D4]/[.D16]" office:value-type="float" office:value="3.27016052280947" calcext:value-type="float">
            <text:p>3.27016052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30.59" calcext:value-type="float">
            <text:p>530.59</text:p>
          </table:table-cell>
          <table:table-cell table:formula="of:=[.D17]*4" office:value-type="float" office:value="2122.36" calcext:value-type="float">
            <text:p>2122.36</text:p>
          </table:table-cell>
          <table:table-cell table:formula="of:=[.D17]/1000" office:value-type="float" office:value="0.53059" calcext:value-type="float">
            <text:p>0.53059</text:p>
          </table:table-cell>
          <table:table-cell table:formula="of:=[.D5]/[.D17]" office:value-type="float" office:value="1.76275466933037" calcext:value-type="float">
            <text:p>1.76275466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75.05" calcext:value-type="float">
            <text:p>575.05</text:p>
          </table:table-cell>
          <table:table-cell table:formula="of:=[.D18]*4" office:value-type="float" office:value="2300.2" calcext:value-type="float">
            <text:p>2300.2</text:p>
          </table:table-cell>
          <table:table-cell table:formula="of:=[.D18]/1000" office:value-type="float" office:value="0.57505" calcext:value-type="float">
            <text:p>0.57505</text:p>
          </table:table-cell>
          <table:table-cell table:formula="of:=[.D6]/[.D18]" office:value-type="float" office:value="2.88545343883141" calcext:value-type="float">
            <text:p>2.88545343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43.71" calcext:value-type="float">
            <text:p>1243.71</text:p>
          </table:table-cell>
          <table:table-cell table:formula="of:=[.D19]*4" office:value-type="float" office:value="4974.84" calcext:value-type="float">
            <text:p>4974.84</text:p>
          </table:table-cell>
          <table:table-cell table:formula="of:=[.D19]/1000" office:value-type="float" office:value="1.24371" calcext:value-type="float">
            <text:p>1.24371</text:p>
          </table:table-cell>
          <table:table-cell table:formula="of:=[.D7]/[.D19]" office:value-type="float" office:value="2.83006488650891" calcext:value-type="float">
            <text:p>2.83006488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39.7" calcext:value-type="float">
            <text:p>3439.7</text:p>
          </table:table-cell>
          <table:table-cell table:formula="of:=[.D20]*4" office:value-type="float" office:value="13758.8" calcext:value-type="float">
            <text:p>13758.8</text:p>
          </table:table-cell>
          <table:table-cell table:formula="of:=[.D20]/1000" office:value-type="float" office:value="3.4397" calcext:value-type="float">
            <text:p>3.4397</text:p>
          </table:table-cell>
          <table:table-cell table:formula="of:=[.D8]/[.D20]" office:value-type="float" office:value="2.00127918132395" calcext:value-type="float">
            <text:p>2.00127918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50.25" calcext:value-type="float">
            <text:p>4850.25</text:p>
          </table:table-cell>
          <table:table-cell table:formula="of:=[.D21]*4" office:value-type="float" office:value="19401" calcext:value-type="float">
            <text:p>19401</text:p>
          </table:table-cell>
          <table:table-cell table:formula="of:=[.D21]/1000" office:value-type="float" office:value="4.85025" calcext:value-type="float">
            <text:p>4.85025</text:p>
          </table:table-cell>
          <table:table-cell table:formula="of:=[.D9]/[.D21]" office:value-type="float" office:value="2.81738054739446" calcext:value-type="float">
            <text:p>2.81738054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932" calcext:value-type="float">
            <text:p>9932</text:p>
          </table:table-cell>
          <table:table-cell table:formula="of:=[.D22]*4" office:value-type="float" office:value="39728" calcext:value-type="float">
            <text:p>39728</text:p>
          </table:table-cell>
          <table:table-cell table:formula="of:=[.D22]/1000" office:value-type="float" office:value="9.932" calcext:value-type="float">
            <text:p>9.932</text:p>
          </table:table-cell>
          <table:table-cell table:formula="of:=[.D10]/[.D22]" office:value-type="float" office:value="2.75750100684656" calcext:value-type="float">
            <text:p>2.75750100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888.75" calcext:value-type="float">
            <text:p>19888.75</text:p>
          </table:table-cell>
          <table:table-cell table:formula="of:=[.D23]*4" office:value-type="float" office:value="79555" calcext:value-type="float">
            <text:p>79555</text:p>
          </table:table-cell>
          <table:table-cell table:formula="of:=[.D23]/1000" office:value-type="float" office:value="19.88875" calcext:value-type="float">
            <text:p>19.88875</text:p>
          </table:table-cell>
          <table:table-cell table:formula="of:=[.D11]/[.D23]" office:value-type="float" office:value="2.75995223430331" calcext:value-type="float">
            <text:p>2.7599522343</text:p>
          </table:table-cell>
        </table:table-row>
        <table:table-row table:style-name="ro1">
          <table:table-cell table:number-columns-repeated="4"/>
          <table:table-cell table:formula="of:=[.D24]*4" office:value-type="float" office:value="0" calcext:value-type="float">
            <text:p>0</text:p>
          </table:table-cell>
          <table:table-cell table:formula="of:=[.D24]/1000" office:value-type="float" office:value="0" calcext:value-type="float">
            <text:p>0</text:p>
          </table:table-cell>
          <table:table-cell table:formula="of:=[.D12]/[.D2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25]*4" office:value-type="float" office:value="0" calcext:value-type="float">
            <text:p>0</text:p>
          </table:table-cell>
          <table:table-cell table:formula="of:=[.D25]/1000" office:value-type="float" office:value="0" calcext:value-type="float">
            <text:p>0</text:p>
          </table:table-cell>
          <table:table-cell table:formula="of:=[.D2]/[.D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26]*4" office:value-type="float" office:value="0" calcext:value-type="float">
            <text:p>0</text:p>
          </table:table-cell>
          <table:table-cell table:formula="of:=[.D26]/1000" office:value-type="float" office:value="0" calcext:value-type="float">
            <text:p>0</text:p>
          </table:table-cell>
          <table:table-cell table:formula="of:=[.D3]/[.D2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27]*4" office:value-type="float" office:value="0" calcext:value-type="float">
            <text:p>0</text:p>
          </table:table-cell>
          <table:table-cell table:formula="of:=[.D27]/1000" office:value-type="float" office:value="0" calcext:value-type="float">
            <text:p>0</text:p>
          </table:table-cell>
          <table:table-cell table:formula="of:=[.D4]/[.D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28]*4" office:value-type="float" office:value="0" calcext:value-type="float">
            <text:p>0</text:p>
          </table:table-cell>
          <table:table-cell table:formula="of:=[.D28]/1000" office:value-type="float" office:value="0" calcext:value-type="float">
            <text:p>0</text:p>
          </table:table-cell>
          <table:table-cell table:formula="of:=[.D5]/[.D2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29]*4" office:value-type="float" office:value="0" calcext:value-type="float">
            <text:p>0</text:p>
          </table:table-cell>
          <table:table-cell table:formula="of:=[.D29]/1000" office:value-type="float" office:value="0" calcext:value-type="float">
            <text:p>0</text:p>
          </table:table-cell>
          <table:table-cell table:formula="of:=[.D6]/[.D2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0]*4" office:value-type="float" office:value="0" calcext:value-type="float">
            <text:p>0</text:p>
          </table:table-cell>
          <table:table-cell table:formula="of:=[.D30]/1000" office:value-type="float" office:value="0" calcext:value-type="float">
            <text:p>0</text:p>
          </table:table-cell>
          <table:table-cell table:formula="of:=[.D7]/[.D3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1]*4" office:value-type="float" office:value="0" calcext:value-type="float">
            <text:p>0</text:p>
          </table:table-cell>
          <table:table-cell table:formula="of:=[.D31]/1000" office:value-type="float" office:value="0" calcext:value-type="float">
            <text:p>0</text:p>
          </table:table-cell>
          <table:table-cell table:formula="of:=[.D8]/[.D3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2]*4" office:value-type="float" office:value="0" calcext:value-type="float">
            <text:p>0</text:p>
          </table:table-cell>
          <table:table-cell table:formula="of:=[.D32]/1000" office:value-type="float" office:value="0" calcext:value-type="float">
            <text:p>0</text:p>
          </table:table-cell>
          <table:table-cell table:formula="of:=[.D9]/[.D3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3]*4" office:value-type="float" office:value="0" calcext:value-type="float">
            <text:p>0</text:p>
          </table:table-cell>
          <table:table-cell table:formula="of:=[.D33]/1000" office:value-type="float" office:value="0" calcext:value-type="float">
            <text:p>0</text:p>
          </table:table-cell>
          <table:table-cell table:formula="of:=[.D10]/[.D3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4]*4" office:value-type="float" office:value="0" calcext:value-type="float">
            <text:p>0</text:p>
          </table:table-cell>
          <table:table-cell table:formula="of:=[.D34]/1000" office:value-type="float" office:value="0" calcext:value-type="float">
            <text:p>0</text:p>
          </table:table-cell>
          <table:table-cell table:formula="of:=[.D11]/[.D3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5]*4" office:value-type="float" office:value="0" calcext:value-type="float">
            <text:p>0</text:p>
          </table:table-cell>
          <table:table-cell table:formula="of:=[.D35]/1000" office:value-type="float" office:value="0" calcext:value-type="float">
            <text:p>0</text:p>
          </table:table-cell>
          <table:table-cell table:formula="of:=[.D12]/[.D3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6]*4" office:value-type="float" office:value="0" calcext:value-type="float">
            <text:p>0</text:p>
          </table:table-cell>
          <table:table-cell table:formula="of:=[.D36]/1000" office:value-type="float" office:value="0" calcext:value-type="float">
            <text:p>0</text:p>
          </table:table-cell>
          <table:table-cell table:formula="of:=[.D2]/[.D3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7]*4" office:value-type="float" office:value="0" calcext:value-type="float">
            <text:p>0</text:p>
          </table:table-cell>
          <table:table-cell table:formula="of:=[.D37]/1000" office:value-type="float" office:value="0" calcext:value-type="float">
            <text:p>0</text:p>
          </table:table-cell>
          <table:table-cell table:formula="of:=[.D3]/[.D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8]*4" office:value-type="float" office:value="0" calcext:value-type="float">
            <text:p>0</text:p>
          </table:table-cell>
          <table:table-cell table:formula="of:=[.D38]/1000" office:value-type="float" office:value="0" calcext:value-type="float">
            <text:p>0</text:p>
          </table:table-cell>
          <table:table-cell table:formula="of:=[.D4]/[.D3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9]*4" office:value-type="float" office:value="0" calcext:value-type="float">
            <text:p>0</text:p>
          </table:table-cell>
          <table:table-cell table:formula="of:=[.D39]/1000" office:value-type="float" office:value="0" calcext:value-type="float">
            <text:p>0</text:p>
          </table:table-cell>
          <table:table-cell table:formula="of:=[.D5]/[.D3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40]*4" office:value-type="float" office:value="0" calcext:value-type="float">
            <text:p>0</text:p>
          </table:table-cell>
          <table:table-cell table:formula="of:=[.D40]/1000" office:value-type="float" office:value="0" calcext:value-type="float">
            <text:p>0</text:p>
          </table:table-cell>
          <table:table-cell table:formula="of:=[.D6]/[.D4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41]*4" office:value-type="float" office:value="0" calcext:value-type="float">
            <text:p>0</text:p>
          </table:table-cell>
          <table:table-cell table:formula="of:=[.D41]/1000" office:value-type="float" office:value="0" calcext:value-type="float">
            <text:p>0</text:p>
          </table:table-cell>
          <table:table-cell table:formula="of:=[.D7]/[.D4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42]*4" office:value-type="float" office:value="0" calcext:value-type="float">
            <text:p>0</text:p>
          </table:table-cell>
          <table:table-cell table:formula="of:=[.D42]/1000" office:value-type="float" office:value="0" calcext:value-type="float">
            <text:p>0</text:p>
          </table:table-cell>
          <table:table-cell table:formula="of:=[.D8]/[.D4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43]*4" office:value-type="float" office:value="0" calcext:value-type="float">
            <text:p>0</text:p>
          </table:table-cell>
          <table:table-cell table:formula="of:=[.D43]/1000" office:value-type="float" office:value="0" calcext:value-type="float">
            <text:p>0</text:p>
          </table:table-cell>
          <table:table-cell table:formula="of:=[.D9]/[.D4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44]*4" office:value-type="float" office:value="0" calcext:value-type="float">
            <text:p>0</text:p>
          </table:table-cell>
          <table:table-cell table:formula="of:=[.D44]/1000" office:value-type="float" office:value="0" calcext:value-type="float">
            <text:p>0</text:p>
          </table:table-cell>
          <table:table-cell table:formula="of:=[.D10]/[.D4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45]*4" office:value-type="float" office:value="0" calcext:value-type="float">
            <text:p>0</text:p>
          </table:table-cell>
          <table:table-cell table:formula="of:=[.D45]/1000" office:value-type="float" office:value="0" calcext:value-type="float">
            <text:p>0</text:p>
          </table:table-cell>
          <table:table-cell table:formula="of:=[.D11]/[.D4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46]*4" office:value-type="float" office:value="0" calcext:value-type="float">
            <text:p>0</text:p>
          </table:table-cell>
          <table:table-cell table:formula="of:=[.D46]/1000" office:value-type="float" office:value="0" calcext:value-type="float">
            <text:p>0</text:p>
          </table:table-cell>
          <table:table-cell table:formula="of:=[.D12]/[.D46]" office:value-type="string" office:string-value="" calcext:value-type="error">
            <text:p>#DIV/0!</text:p>
          </table:table-cell>
        </table:table-row>
      </table:table>
      <table:table table:name="Sheet4" table:style-name="ta1">
        <table:shapes>
          <draw:frame draw:z-index="0" draw:style-name="gr1" draw:text-style-name="P1" svg:width="640.01pt" svg:height="384.75pt" svg:x="570.53pt" svg:y="204.04pt">
            <loext:p draw:notify-on-update-of-ranges="Sheet4.A2:Sheet4.A12 Sheet4.E2:Sheet4.E2 Sheet4.F2:Sheet4.F12 Sheet4.A14:Sheet4.A24 Sheet4.B14:Sheet4.B14 Sheet4.F14:Sheet4.F24 Sheet4.A25:Sheet4.A35 Sheet4.B25:Sheet4.B25 Sheet4.F25:Sheet4.F35 Sheet4.A36:Sheet4.A46 Sheet4.B36:Sheet4.B36 Sheet4.F36:Sheet4.F4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b loop per task</text:p>
          </table:table-cell>
          <table:table-cell office:value-type="string" calcext:value-type="string">
            <text:p>nb byte payload</text:p>
          </table:table-cell>
          <table:table-cell office:value-type="string" calcext:value-type="string">
            <text:p>nb task complete</text:p>
          </table:table-cell>
          <table:table-cell office:value-type="string" calcext:value-type="string">
            <text:p>time ms per task</text:p>
          </table:table-cell>
          <table:table-cell office:value-type="string" calcext:value-type="string">
            <text:p>time ms per task per squidlet</text:p>
          </table:table-cell>
          <table:table-cell office:value-type="string" calcext:value-type="string">
            <text:p>time s per task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local</text:p>
          </table:table-cell>
          <table:table-cell table:formula="of:=[.D2]/1000" office:value-type="float" office:value="0.01626" calcext:value-type="float">
            <text:p>0.01626</text:p>
          </table:table-cell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31.87" calcext:value-type="float">
            <text:p>31.87</text:p>
          </table:table-cell>
          <table:table-cell/>
          <table:table-cell table:formula="of:=[.D3]/1000" office:value-type="float" office:value="0.03187" calcext:value-type="float">
            <text:p>0.03187</text:p>
          </table:table-cell>
          <table:table-cell office:value-type="string" calcext:value-type="string">
            <text:p>sorting a set of 26k elements, squad on pc, 2 squidlets on one ee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60.27" calcext:value-type="float">
            <text:p>60.27</text:p>
          </table:table-cell>
          <table:table-cell/>
          <table:table-cell table:formula="of:=[.D4]/1000" office:value-type="float" office:value="0.06027" calcext:value-type="float">
            <text:p>0.060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07.41" calcext:value-type="float">
            <text:p>107.41</text:p>
          </table:table-cell>
          <table:table-cell/>
          <table:table-cell table:formula="of:=[.D5]/1000" office:value-type="float" office:value="0.10741" calcext:value-type="float">
            <text:p>0.1074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9.11" calcext:value-type="float">
            <text:p>189.11</text:p>
          </table:table-cell>
          <table:table-cell/>
          <table:table-cell table:formula="of:=[.D6]/1000" office:value-type="float" office:value="0.18911" calcext:value-type="float">
            <text:p>0.1891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20.32" calcext:value-type="float">
            <text:p>420.32</text:p>
          </table:table-cell>
          <table:table-cell/>
          <table:table-cell table:formula="of:=[.D7]/1000" office:value-type="float" office:value="0.42032" calcext:value-type="float">
            <text:p>0.4203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92.03" calcext:value-type="float">
            <text:p>792.03</text:p>
          </table:table-cell>
          <table:table-cell/>
          <table:table-cell table:formula="of:=[.D8]/1000" office:value-type="float" office:value="0.79203" calcext:value-type="float">
            <text:p>0.7920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68.65" calcext:value-type="float">
            <text:p>1568.65</text:p>
          </table:table-cell>
          <table:table-cell/>
          <table:table-cell table:formula="of:=[.D9]/1000" office:value-type="float" office:value="1.56865" calcext:value-type="float">
            <text:p>1.5686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22.4" calcext:value-type="float">
            <text:p>3222.4</text:p>
          </table:table-cell>
          <table:table-cell/>
          <table:table-cell table:formula="of:=[.D10]/1000" office:value-type="float" office:value="3.2224" calcext:value-type="float">
            <text:p>3.222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322" calcext:value-type="float">
            <text:p>6322</text:p>
          </table:table-cell>
          <table:table-cell/>
          <table:table-cell table:formula="of:=[.D11]/1000" office:value-type="float" office:value="6.322" calcext:value-type="float">
            <text:p>6.32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742.33" calcext:value-type="float">
            <text:p>12742.33</text:p>
          </table:table-cell>
          <table:table-cell/>
          <table:table-cell table:formula="of:=[.D12]/1000" office:value-type="float" office:value="12.74233" calcext:value-type="float">
            <text:p>12.7423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elative spe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83.69" calcext:value-type="float">
            <text:p>83.69</text:p>
          </table:table-cell>
          <table:table-cell table:formula="of:=[.D14]*2" office:value-type="float" office:value="167.38" calcext:value-type="float">
            <text:p>167.38</text:p>
          </table:table-cell>
          <table:table-cell table:formula="of:=[.D14]/1000" office:value-type="float" office:value="0.08369" calcext:value-type="float">
            <text:p>0.08369</text:p>
          </table:table-cell>
          <table:table-cell table:formula="of:=[.D2]/[.D14]" office:value-type="float" office:value="0.194288445453459" calcext:value-type="float">
            <text:p>0.1942884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136.25" calcext:value-type="float">
            <text:p>136.25</text:p>
          </table:table-cell>
          <table:table-cell table:formula="of:=[.D15]*2" office:value-type="float" office:value="272.5" calcext:value-type="float">
            <text:p>272.5</text:p>
          </table:table-cell>
          <table:table-cell table:formula="of:=[.D15]/1000" office:value-type="float" office:value="0.13625" calcext:value-type="float">
            <text:p>0.13625</text:p>
          </table:table-cell>
          <table:table-cell table:formula="of:=[.D3]/[.D15]" office:value-type="float" office:value="0.233908256880734" calcext:value-type="float">
            <text:p>0.2339082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248.96" calcext:value-type="float">
            <text:p>248.96</text:p>
          </table:table-cell>
          <table:table-cell table:formula="of:=[.D16]*2" office:value-type="float" office:value="497.92" calcext:value-type="float">
            <text:p>497.92</text:p>
          </table:table-cell>
          <table:table-cell table:formula="of:=[.D16]/1000" office:value-type="float" office:value="0.24896" calcext:value-type="float">
            <text:p>0.24896</text:p>
          </table:table-cell>
          <table:table-cell table:formula="of:=[.D4]/[.D16]" office:value-type="float" office:value="0.242087082262211" calcext:value-type="float">
            <text:p>0.24208708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55.12" calcext:value-type="float">
            <text:p>455.12</text:p>
          </table:table-cell>
          <table:table-cell table:formula="of:=[.D17]*2" office:value-type="float" office:value="910.24" calcext:value-type="float">
            <text:p>910.24</text:p>
          </table:table-cell>
          <table:table-cell table:formula="of:=[.D17]/1000" office:value-type="float" office:value="0.45512" calcext:value-type="float">
            <text:p>0.45512</text:p>
          </table:table-cell>
          <table:table-cell table:formula="of:=[.D5]/[.D17]" office:value-type="float" office:value="0.236003691334154" calcext:value-type="float">
            <text:p>0.23600369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97.05" calcext:value-type="float">
            <text:p>797.05</text:p>
          </table:table-cell>
          <table:table-cell table:formula="of:=[.D18]*2" office:value-type="float" office:value="1594.1" calcext:value-type="float">
            <text:p>1594.1</text:p>
          </table:table-cell>
          <table:table-cell table:formula="of:=[.D18]/1000" office:value-type="float" office:value="0.79705" calcext:value-type="float">
            <text:p>0.79705</text:p>
          </table:table-cell>
          <table:table-cell table:formula="of:=[.D6]/[.D18]" office:value-type="float" office:value="0.237262405118876" calcext:value-type="float">
            <text:p>0.23726240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68.67" calcext:value-type="float">
            <text:p>1668.67</text:p>
          </table:table-cell>
          <table:table-cell table:formula="of:=[.D19]*2" office:value-type="float" office:value="3337.34" calcext:value-type="float">
            <text:p>3337.34</text:p>
          </table:table-cell>
          <table:table-cell table:formula="of:=[.D19]/1000" office:value-type="float" office:value="1.66867" calcext:value-type="float">
            <text:p>1.66867</text:p>
          </table:table-cell>
          <table:table-cell table:formula="of:=[.D7]/[.D19]" office:value-type="float" office:value="0.251889229146566" calcext:value-type="float">
            <text:p>0.25188922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44.7" calcext:value-type="float">
            <text:p>3244.7</text:p>
          </table:table-cell>
          <table:table-cell table:formula="of:=[.D20]*2" office:value-type="float" office:value="6489.4" calcext:value-type="float">
            <text:p>6489.4</text:p>
          </table:table-cell>
          <table:table-cell table:formula="of:=[.D20]/1000" office:value-type="float" office:value="3.2447" calcext:value-type="float">
            <text:p>3.2447</text:p>
          </table:table-cell>
          <table:table-cell table:formula="of:=[.D8]/[.D20]" office:value-type="float" office:value="0.244099608592474" calcext:value-type="float">
            <text:p>0.24409960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473.67" calcext:value-type="float">
            <text:p>6473.67</text:p>
          </table:table-cell>
          <table:table-cell table:formula="of:=[.D21]*2" office:value-type="float" office:value="12947.34" calcext:value-type="float">
            <text:p>12947.34</text:p>
          </table:table-cell>
          <table:table-cell table:formula="of:=[.D21]/1000" office:value-type="float" office:value="6.47367" calcext:value-type="float">
            <text:p>6.47367</text:p>
          </table:table-cell>
          <table:table-cell table:formula="of:=[.D9]/[.D21]" office:value-type="float" office:value="0.24231232052298" calcext:value-type="float">
            <text:p>0.24231232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837.5" calcext:value-type="float">
            <text:p>12837.5</text:p>
          </table:table-cell>
          <table:table-cell table:formula="of:=[.D22]*2" office:value-type="float" office:value="25675" calcext:value-type="float">
            <text:p>25675</text:p>
          </table:table-cell>
          <table:table-cell table:formula="of:=[.D22]/1000" office:value-type="float" office:value="12.8375" calcext:value-type="float">
            <text:p>12.8375</text:p>
          </table:table-cell>
          <table:table-cell table:formula="of:=[.D10]/[.D22]" office:value-type="float" office:value="0.251014605647517" calcext:value-type="float">
            <text:p>0.25101460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666.5" calcext:value-type="float">
            <text:p>25666.5</text:p>
          </table:table-cell>
          <table:table-cell table:formula="of:=[.D23]*2" office:value-type="float" office:value="51333" calcext:value-type="float">
            <text:p>51333</text:p>
          </table:table-cell>
          <table:table-cell table:formula="of:=[.D23]/1000" office:value-type="float" office:value="25.6665" calcext:value-type="float">
            <text:p>25.6665</text:p>
          </table:table-cell>
          <table:table-cell table:formula="of:=[.D11]/[.D23]" office:value-type="float" office:value="0.246313287748622" calcext:value-type="float">
            <text:p>0.246313287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514" calcext:value-type="float">
            <text:p>51514</text:p>
          </table:table-cell>
          <table:table-cell table:formula="of:=[.D24]*2" office:value-type="float" office:value="103028" calcext:value-type="float">
            <text:p>103028</text:p>
          </table:table-cell>
          <table:table-cell table:formula="of:=[.D24]/1000" office:value-type="float" office:value="51.514" calcext:value-type="float">
            <text:p>51.514</text:p>
          </table:table-cell>
          <table:table-cell table:formula="of:=[.D12]/[.D24]" office:value-type="float" office:value="0.24735664091315" calcext:value-type="float">
            <text:p>0.2473566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2" calcext:value-type="float">
            <text:p>342</text:p>
          </table:table-cell>
          <table:table-cell office:value-type="float" office:value="85.71" calcext:value-type="float">
            <text:p>85.71</text:p>
          </table:table-cell>
          <table:table-cell table:formula="of:=[.D25]*2" office:value-type="float" office:value="171.42" calcext:value-type="float">
            <text:p>171.42</text:p>
          </table:table-cell>
          <table:table-cell table:formula="of:=[.D25]/1000" office:value-type="float" office:value="0.08571" calcext:value-type="float">
            <text:p>0.08571</text:p>
          </table:table-cell>
          <table:table-cell table:formula="of:=[.D2]/[.D25]" office:value-type="float" office:value="0.189709485474274" calcext:value-type="float">
            <text:p>0.18970948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35.7" calcext:value-type="float">
            <text:p>135.7</text:p>
          </table:table-cell>
          <table:table-cell table:formula="of:=[.D26]*2" office:value-type="float" office:value="271.4" calcext:value-type="float">
            <text:p>271.4</text:p>
          </table:table-cell>
          <table:table-cell table:formula="of:=[.D26]/1000" office:value-type="float" office:value="0.1357" calcext:value-type="float">
            <text:p>0.1357</text:p>
          </table:table-cell>
          <table:table-cell table:formula="of:=[.D3]/[.D26]" office:value-type="float" office:value="0.234856300663228" calcext:value-type="float">
            <text:p>0.2348563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250.39" calcext:value-type="float">
            <text:p>250.39</text:p>
          </table:table-cell>
          <table:table-cell table:formula="of:=[.D27]*2" office:value-type="float" office:value="500.78" calcext:value-type="float">
            <text:p>500.78</text:p>
          </table:table-cell>
          <table:table-cell table:formula="of:=[.D27]/1000" office:value-type="float" office:value="0.25039" calcext:value-type="float">
            <text:p>0.25039</text:p>
          </table:table-cell>
          <table:table-cell table:formula="of:=[.D4]/[.D27]" office:value-type="float" office:value="0.240704500978474" calcext:value-type="float">
            <text:p>0.2407045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55.85" calcext:value-type="float">
            <text:p>455.85</text:p>
          </table:table-cell>
          <table:table-cell table:formula="of:=[.D28]*2" office:value-type="float" office:value="911.7" calcext:value-type="float">
            <text:p>911.7</text:p>
          </table:table-cell>
          <table:table-cell table:formula="of:=[.D28]/1000" office:value-type="float" office:value="0.45585" calcext:value-type="float">
            <text:p>0.45585</text:p>
          </table:table-cell>
          <table:table-cell table:formula="of:=[.D5]/[.D28]" office:value-type="float" office:value="0.235625754085774" calcext:value-type="float">
            <text:p>0.23562575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08.5" calcext:value-type="float">
            <text:p>808.5</text:p>
          </table:table-cell>
          <table:table-cell table:formula="of:=[.D29]*2" office:value-type="float" office:value="1617" calcext:value-type="float">
            <text:p>1617</text:p>
          </table:table-cell>
          <table:table-cell table:formula="of:=[.D29]/1000" office:value-type="float" office:value="0.8085" calcext:value-type="float">
            <text:p>0.8085</text:p>
          </table:table-cell>
          <table:table-cell table:formula="of:=[.D6]/[.D29]" office:value-type="float" office:value="0.233902288188002" calcext:value-type="float">
            <text:p>0.23390228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06.61" calcext:value-type="float">
            <text:p>1706.61</text:p>
          </table:table-cell>
          <table:table-cell table:formula="of:=[.D30]*2" office:value-type="float" office:value="3413.22" calcext:value-type="float">
            <text:p>3413.22</text:p>
          </table:table-cell>
          <table:table-cell table:formula="of:=[.D30]/1000" office:value-type="float" office:value="1.70661" calcext:value-type="float">
            <text:p>1.70661</text:p>
          </table:table-cell>
          <table:table-cell table:formula="of:=[.D7]/[.D30]" office:value-type="float" office:value="0.24628942757865" calcext:value-type="float">
            <text:p>0.24628942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388.6" calcext:value-type="float">
            <text:p>3388.6</text:p>
          </table:table-cell>
          <table:table-cell table:formula="of:=[.D31]*2" office:value-type="float" office:value="6777.2" calcext:value-type="float">
            <text:p>6777.2</text:p>
          </table:table-cell>
          <table:table-cell table:formula="of:=[.D31]/1000" office:value-type="float" office:value="3.3886" calcext:value-type="float">
            <text:p>3.3886</text:p>
          </table:table-cell>
          <table:table-cell table:formula="of:=[.D8]/[.D31]" office:value-type="float" office:value="0.233733695331405" calcext:value-type="float">
            <text:p>0.23373369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843.67" calcext:value-type="float">
            <text:p>6843.67</text:p>
          </table:table-cell>
          <table:table-cell table:formula="of:=[.D32]*2" office:value-type="float" office:value="13687.34" calcext:value-type="float">
            <text:p>13687.34</text:p>
          </table:table-cell>
          <table:table-cell table:formula="of:=[.D32]/1000" office:value-type="float" office:value="6.84367" calcext:value-type="float">
            <text:p>6.84367</text:p>
          </table:table-cell>
          <table:table-cell table:formula="of:=[.D9]/[.D32]" office:value-type="float" office:value="0.229211811791042" calcext:value-type="float">
            <text:p>0.22921181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73" calcext:value-type="float">
            <text:p>13773</text:p>
          </table:table-cell>
          <table:table-cell table:formula="of:=[.D33]*2" office:value-type="float" office:value="27546" calcext:value-type="float">
            <text:p>27546</text:p>
          </table:table-cell>
          <table:table-cell table:formula="of:=[.D33]/1000" office:value-type="float" office:value="13.773" calcext:value-type="float">
            <text:p>13.773</text:p>
          </table:table-cell>
          <table:table-cell table:formula="of:=[.D10]/[.D33]" office:value-type="float" office:value="0.23396500399332" calcext:value-type="float">
            <text:p>0.23396500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7616.5" calcext:value-type="float">
            <text:p>27616.5</text:p>
          </table:table-cell>
          <table:table-cell table:formula="of:=[.D34]*2" office:value-type="float" office:value="55233" calcext:value-type="float">
            <text:p>55233</text:p>
          </table:table-cell>
          <table:table-cell table:formula="of:=[.D34]/1000" office:value-type="float" office:value="27.6165" calcext:value-type="float">
            <text:p>27.6165</text:p>
          </table:table-cell>
          <table:table-cell table:formula="of:=[.D11]/[.D34]" office:value-type="float" office:value="0.228921115999493" calcext:value-type="float">
            <text:p>0.22892111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4131.5" calcext:value-type="float">
            <text:p>54131.5</text:p>
          </table:table-cell>
          <table:table-cell table:formula="of:=[.D35]*2" office:value-type="float" office:value="108263" calcext:value-type="float">
            <text:p>108263</text:p>
          </table:table-cell>
          <table:table-cell table:formula="of:=[.D35]/1000" office:value-type="float" office:value="54.1315" calcext:value-type="float">
            <text:p>54.1315</text:p>
          </table:table-cell>
          <table:table-cell table:formula="of:=[.D12]/[.D35]" office:value-type="float" office:value="0.235395841607936" calcext:value-type="float">
            <text:p>0.2353958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float" office:value="86.09" calcext:value-type="float">
            <text:p>86.09</text:p>
          </table:table-cell>
          <table:table-cell table:formula="of:=[.D36]*2" office:value-type="float" office:value="172.18" calcext:value-type="float">
            <text:p>172.18</text:p>
          </table:table-cell>
          <table:table-cell table:formula="of:=[.D36]/1000" office:value-type="float" office:value="0.08609" calcext:value-type="float">
            <text:p>0.08609</text:p>
          </table:table-cell>
          <table:table-cell table:formula="of:=[.D2]/[.D36]" office:value-type="float" office:value="0.188872110581949" calcext:value-type="float">
            <text:p>0.1888721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18" calcext:value-type="float">
            <text:p>218</text:p>
          </table:table-cell>
          <table:table-cell office:value-type="float" office:value="137.9" calcext:value-type="float">
            <text:p>137.9</text:p>
          </table:table-cell>
          <table:table-cell table:formula="of:=[.D37]*2" office:value-type="float" office:value="275.8" calcext:value-type="float">
            <text:p>275.8</text:p>
          </table:table-cell>
          <table:table-cell table:formula="of:=[.D37]/1000" office:value-type="float" office:value="0.1379" calcext:value-type="float">
            <text:p>0.1379</text:p>
          </table:table-cell>
          <table:table-cell table:formula="of:=[.D3]/[.D37]" office:value-type="float" office:value="0.231109499637418" calcext:value-type="float">
            <text:p>0.2311094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248.2" calcext:value-type="float">
            <text:p>248.2</text:p>
          </table:table-cell>
          <table:table-cell table:formula="of:=[.D38]*2" office:value-type="float" office:value="496.4" calcext:value-type="float">
            <text:p>496.4</text:p>
          </table:table-cell>
          <table:table-cell table:formula="of:=[.D38]/1000" office:value-type="float" office:value="0.2482" calcext:value-type="float">
            <text:p>0.2482</text:p>
          </table:table-cell>
          <table:table-cell table:formula="of:=[.D4]/[.D38]" office:value-type="float" office:value="0.242828364222401" calcext:value-type="float">
            <text:p>0.24282836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5.8" calcext:value-type="float">
            <text:p>505.8</text:p>
          </table:table-cell>
          <table:table-cell table:formula="of:=[.D39]*2" office:value-type="float" office:value="1011.6" calcext:value-type="float">
            <text:p>1011.6</text:p>
          </table:table-cell>
          <table:table-cell table:formula="of:=[.D39]/1000" office:value-type="float" office:value="0.5058" calcext:value-type="float">
            <text:p>0.5058</text:p>
          </table:table-cell>
          <table:table-cell table:formula="of:=[.D5]/[.D39]" office:value-type="float" office:value="0.212356662712535" calcext:value-type="float">
            <text:p>0.21235666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807.55" calcext:value-type="float">
            <text:p>807.55</text:p>
          </table:table-cell>
          <table:table-cell table:formula="of:=[.D40]*2" office:value-type="float" office:value="1615.1" calcext:value-type="float">
            <text:p>1615.1</text:p>
          </table:table-cell>
          <table:table-cell table:formula="of:=[.D40]/1000" office:value-type="float" office:value="0.80755" calcext:value-type="float">
            <text:p>0.80755</text:p>
          </table:table-cell>
          <table:table-cell table:formula="of:=[.D6]/[.D40]" office:value-type="float" office:value="0.234177450312674" calcext:value-type="float">
            <text:p>0.23417745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666.67" calcext:value-type="float">
            <text:p>1666.67</text:p>
          </table:table-cell>
          <table:table-cell table:formula="of:=[.D41]*2" office:value-type="float" office:value="3333.34" calcext:value-type="float">
            <text:p>3333.34</text:p>
          </table:table-cell>
          <table:table-cell table:formula="of:=[.D41]/1000" office:value-type="float" office:value="1.66667" calcext:value-type="float">
            <text:p>1.66667</text:p>
          </table:table-cell>
          <table:table-cell table:formula="of:=[.D7]/[.D41]" office:value-type="float" office:value="0.252191495617009" calcext:value-type="float">
            <text:p>0.25219149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234.9" calcext:value-type="float">
            <text:p>3234.9</text:p>
          </table:table-cell>
          <table:table-cell table:formula="of:=[.D42]*2" office:value-type="float" office:value="6469.8" calcext:value-type="float">
            <text:p>6469.8</text:p>
          </table:table-cell>
          <table:table-cell table:formula="of:=[.D42]/1000" office:value-type="float" office:value="3.2349" calcext:value-type="float">
            <text:p>3.2349</text:p>
          </table:table-cell>
          <table:table-cell table:formula="of:=[.D8]/[.D42]" office:value-type="float" office:value="0.2448390985811" calcext:value-type="float">
            <text:p>0.24483909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6412.33" calcext:value-type="float">
            <text:p>6412.33</text:p>
          </table:table-cell>
          <table:table-cell table:formula="of:=[.D43]*2" office:value-type="float" office:value="12824.66" calcext:value-type="float">
            <text:p>12824.66</text:p>
          </table:table-cell>
          <table:table-cell table:formula="of:=[.D43]/1000" office:value-type="float" office:value="6.41233" calcext:value-type="float">
            <text:p>6.41233</text:p>
          </table:table-cell>
          <table:table-cell table:formula="of:=[.D9]/[.D43]" office:value-type="float" office:value="0.24463026700123" calcext:value-type="float">
            <text:p>0.2446302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2818.25" calcext:value-type="float">
            <text:p>12818.25</text:p>
          </table:table-cell>
          <table:table-cell table:formula="of:=[.D44]*2" office:value-type="float" office:value="25636.5" calcext:value-type="float">
            <text:p>25636.5</text:p>
          </table:table-cell>
          <table:table-cell table:formula="of:=[.D44]/1000" office:value-type="float" office:value="12.81825" calcext:value-type="float">
            <text:p>12.81825</text:p>
          </table:table-cell>
          <table:table-cell table:formula="of:=[.D10]/[.D44]" office:value-type="float" office:value="0.251391570612213" calcext:value-type="float">
            <text:p>0.25139157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5619.5" calcext:value-type="float">
            <text:p>25619.5</text:p>
          </table:table-cell>
          <table:table-cell table:formula="of:=[.D45]*2" office:value-type="float" office:value="51239" calcext:value-type="float">
            <text:p>51239</text:p>
          </table:table-cell>
          <table:table-cell table:formula="of:=[.D45]/1000" office:value-type="float" office:value="25.6195" calcext:value-type="float">
            <text:p>25.6195</text:p>
          </table:table-cell>
          <table:table-cell table:formula="of:=[.D11]/[.D45]" office:value-type="float" office:value="0.246765159351275" calcext:value-type="float">
            <text:p>0.246765159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4745.5" calcext:value-type="float">
            <text:p>54745.5</text:p>
          </table:table-cell>
          <table:table-cell table:formula="of:=[.D46]*2" office:value-type="float" office:value="109491" calcext:value-type="float">
            <text:p>109491</text:p>
          </table:table-cell>
          <table:table-cell table:formula="of:=[.D46]/1000" office:value-type="float" office:value="54.7455" calcext:value-type="float">
            <text:p>54.7455</text:p>
          </table:table-cell>
          <table:table-cell table:formula="of:=[.D12]/[.D46]" office:value-type="float" office:value="0.232755751614288" calcext:value-type="float">
            <text:p>0.23275575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56" calcext:value-type="float">
            <text:p>356</text:p>
          </table:table-cell>
          <table:table-cell office:value-type="float" office:value="83.48" calcext:value-type="float">
            <text:p>83.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18" calcext:value-type="float">
            <text:p>218</text:p>
          </table:table-cell>
          <table:table-cell office:value-type="float" office:value="138.23" calcext:value-type="float">
            <text:p>138.2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249.72" calcext:value-type="float">
            <text:p>249.7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466.44" calcext:value-type="float">
            <text:p>466.4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36" calcext:value-type="float">
            <text:p>36</text:p>
          </table:table-cell>
          <table:table-cell office:value-type="float" office:value="852.97" calcext:value-type="float">
            <text:p>852.9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833.81" calcext:value-type="float">
            <text:p>1833.8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545.6" calcext:value-type="float">
            <text:p>3545.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6919.33" calcext:value-type="float">
            <text:p>6919.3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4304.75" calcext:value-type="float">
            <text:p>14304.7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8809" calcext:value-type="float">
            <text:p>28809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7947" calcext:value-type="float">
            <text:p>5794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/00/0000</text:date>, <text:time style:data-style-name="N2" text:time-value="21:51:20.684216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9-05-23T21:45:23.434056708</meta:creation-date>
    <dc:date>2019-06-09T23:09:47.876048506</dc:date>
    <meta:editing-duration>PT12H19M43S</meta:editing-duration>
    <meta:editing-cycles>32</meta:editing-cycles>
    <meta:generator>LibreOffice/5.1.6.2$Linux_x86 LibreOffice_project/10m0$Build-2</meta:generator>
    <dc:creator>Pascal Baillehache</dc:creator>
    <meta:document-statistic meta:table-count="4" meta:cell-count="108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legend chart:legend-position="end" svg:x="19.752cm" svg:y="5.741cm" style:legend-expansion="high" chart:style-name="ch2"/>
        <chart:plot-area chart:style-name="ch3" table:cell-range-address="Sheet1.A2:Sheet1.A12 Sheet1.E2:Sheet1.E2 Sheet1.F2:Sheet1.F12 Sheet1.B14:Sheet1.B14 Sheet1.F14:Sheet1.F46 Sheet1.B25:Sheet1.B25 Sheet1.B36:Sheet1.B36" chart:data-source-has-labels="row" svg:x="1.462cm" svg:y="0.271cm" svg:width="17.84cm" svg:height="12.051cm">
          <chartooo:coordinate-region svg:x="2.083cm" svg:y="0.471cm" svg:width="16.847cm" svg:height="11.204cm"/>
          <chart:axis chart:dimension="x" chart:name="primary-x" chart:style-name="ch4">
            <chart:title svg:x="9.835cm" svg:y="12.593cm" chart:style-name="ch5">
              <text:p>nb sort</text:p>
            </chart:title>
          </chart:axis>
          <chart:axis chart:dimension="y" chart:name="primary-y" chart:style-name="ch4">
            <chart:title svg:x="0.451cm" svg:y="6.882cm" chart:style-name="ch6">
              <text:p>time (s)</text:p>
            </chart:title>
            <chart:grid chart:style-name="ch7" chart:class="major"/>
          </chart:axis>
          <chart:series chart:style-name="ch8" chart:values-cell-range-address="Sheet1.F2:Sheet1.F12" chart:label-cell-address="Sheet1.E2:Sheet1.E2" chart:class="chart:scatter">
            <chart:domain table:cell-range-address="Sheet1.A2:Sheet1.A12"/>
            <chart:data-point chart:repeated="11"/>
          </chart:series>
          <chart:series chart:style-name="ch9" chart:values-cell-range-address="Sheet1.F14:Sheet1.F24" chart:label-cell-address="Sheet1.B14:Sheet1.B14" chart:class="chart:scatter">
            <chart:domain table:cell-range-address="Sheet1.A14:Sheet1.A24"/>
            <chart:data-point chart:repeated="11"/>
          </chart:series>
          <chart:series chart:style-name="ch10" chart:values-cell-range-address="Sheet1.F25:Sheet1.F35" chart:label-cell-address="Sheet1.B25:Sheet1.B25" chart:class="chart:scatter">
            <chart:domain table:cell-range-address="Sheet1.A25:Sheet1.A35"/>
            <chart:data-point chart:repeated="11"/>
          </chart:series>
          <chart:series chart:style-name="ch11" chart:values-cell-range-address="Sheet1.F36:Sheet1.F46" chart:label-cell-address="Sheet1.B36:Sheet1.B36" chart:class="chart:scatter">
            <chart:domain table:cell-range-address="Sheet1.A36:Sheet1.A46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1.E2:Sheet1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1.B14:Sheet1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</text:p>
                <draw:g>
                  <svg:desc>Sheet1.B25:Sheet1.B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1.B36:Sheet1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0.01626">
                <text:p>0.01626</text:p>
                <draw:g>
                  <svg:desc>Sheet1.F2:Sheet1.F12</svg:desc>
                </draw:g>
              </table:table-cell>
              <table:table-cell office:value-type="float" office:value="1">
                <text:p>1</text:p>
                <draw:g>
                  <svg:desc>Sheet1.A14:Sheet1.A24</svg:desc>
                </draw:g>
              </table:table-cell>
              <table:table-cell office:value-type="float" office:value="0.04558">
                <text:p>0.04558</text:p>
                <draw:g>
                  <svg:desc>Sheet1.F14:Sheet1.F24</svg:desc>
                </draw:g>
              </table:table-cell>
              <table:table-cell office:value-type="float" office:value="1">
                <text:p>1</text:p>
                <draw:g>
                  <svg:desc>Sheet1.A25:Sheet1.A35</svg:desc>
                </draw:g>
              </table:table-cell>
              <table:table-cell office:value-type="float" office:value="0.0465">
                <text:p>0.0465</text:p>
                <draw:g>
                  <svg:desc>Sheet1.F25:Sheet1.F35</svg:desc>
                </draw:g>
              </table:table-cell>
              <table:table-cell office:value-type="float" office:value="NaN">
                <text:p>NaN</text:p>
                <draw:g>
                  <svg:desc>Sheet1.A36:Sheet1.A46</svg:desc>
                </draw:g>
              </table:table-cell>
              <table:table-cell office:value-type="float" office:value="0">
                <text:p>0</text:p>
                <draw:g>
                  <svg:desc>Sheet1.F36:Sheet1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87">
                <text:p>0.03187</text:p>
              </table:table-cell>
              <table:table-cell office:value-type="float" office:value="2">
                <text:p>2</text:p>
              </table:table-cell>
              <table:table-cell office:value-type="float" office:value="0.07799">
                <text:p>0.07799</text:p>
              </table:table-cell>
              <table:table-cell office:value-type="float" office:value="2">
                <text:p>2</text:p>
              </table:table-cell>
              <table:table-cell office:value-type="float" office:value="0.0812">
                <text:p>0.08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027">
                <text:p>0.06027</text:p>
              </table:table-cell>
              <table:table-cell office:value-type="float" office:value="4">
                <text:p>4</text:p>
              </table:table-cell>
              <table:table-cell office:value-type="float" office:value="0.15791">
                <text:p>0.15791</text:p>
              </table:table-cell>
              <table:table-cell office:value-type="float" office:value="4">
                <text:p>4</text:p>
              </table:table-cell>
              <table:table-cell office:value-type="float" office:value="0.1634">
                <text:p>0.163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741">
                <text:p>0.10741</text:p>
              </table:table-cell>
              <table:table-cell office:value-type="float" office:value="8">
                <text:p>8</text:p>
              </table:table-cell>
              <table:table-cell office:value-type="float" office:value="0.53132">
                <text:p>0.53132</text:p>
              </table:table-cell>
              <table:table-cell office:value-type="float" office:value="8">
                <text:p>8</text:p>
              </table:table-cell>
              <table:table-cell office:value-type="float" office:value="0.53167">
                <text:p>0.531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911">
                <text:p>0.18911</text:p>
              </table:table-cell>
              <table:table-cell office:value-type="float" office:value="16">
                <text:p>16</text:p>
              </table:table-cell>
              <table:table-cell office:value-type="float" office:value="0.57606">
                <text:p>0.57606</text:p>
              </table:table-cell>
              <table:table-cell office:value-type="float" office:value="16">
                <text:p>16</text:p>
              </table:table-cell>
              <table:table-cell office:value-type="float" office:value="0.57696">
                <text:p>0.576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2032">
                <text:p>0.42032</text:p>
              </table:table-cell>
              <table:table-cell office:value-type="float" office:value="32">
                <text:p>32</text:p>
              </table:table-cell>
              <table:table-cell office:value-type="float" office:value="1.22454">
                <text:p>1.22454</text:p>
              </table:table-cell>
              <table:table-cell office:value-type="float" office:value="32">
                <text:p>32</text:p>
              </table:table-cell>
              <table:table-cell office:value-type="float" office:value="1.32395">
                <text:p>1.323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9203">
                <text:p>0.79203</text:p>
              </table:table-cell>
              <table:table-cell office:value-type="float" office:value="64">
                <text:p>64</text:p>
              </table:table-cell>
              <table:table-cell office:value-type="float" office:value="2.96333">
                <text:p>2.96333</text:p>
              </table:table-cell>
              <table:table-cell office:value-type="float" office:value="64">
                <text:p>64</text:p>
              </table:table-cell>
              <table:table-cell office:value-type="float" office:value="2.98167">
                <text:p>2.981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6865">
                <text:p>1.56865</text:p>
              </table:table-cell>
              <table:table-cell office:value-type="float" office:value="128">
                <text:p>128</text:p>
              </table:table-cell>
              <table:table-cell office:value-type="float" office:value="4.79025">
                <text:p>4.79025</text:p>
              </table:table-cell>
              <table:table-cell office:value-type="float" office:value="128">
                <text:p>128</text:p>
              </table:table-cell>
              <table:table-cell office:value-type="float" office:value="4.87975">
                <text:p>4.879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.2224">
                <text:p>3.2224</text:p>
              </table:table-cell>
              <table:table-cell office:value-type="float" office:value="256">
                <text:p>256</text:p>
              </table:table-cell>
              <table:table-cell office:value-type="float" office:value="9.6335">
                <text:p>9.6335</text:p>
              </table:table-cell>
              <table:table-cell office:value-type="float" office:value="256">
                <text:p>256</text:p>
              </table:table-cell>
              <table:table-cell office:value-type="float" office:value="9.91975">
                <text:p>9.919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.322">
                <text:p>6.322</text:p>
              </table:table-cell>
              <table:table-cell office:value-type="float" office:value="512">
                <text:p>512</text:p>
              </table:table-cell>
              <table:table-cell office:value-type="float" office:value="19.61125">
                <text:p>19.61125</text:p>
              </table:table-cell>
              <table:table-cell office:value-type="float" office:value="512">
                <text:p>512</text:p>
              </table:table-cell>
              <table:table-cell office:value-type="float" office:value="19.921">
                <text:p>19.9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.74233">
                <text:p>12.74233</text:p>
              </table:table-cell>
              <table:table-cell office:value-type="float" office:value="1024">
                <text:p>1024</text:p>
              </table:table-cell>
              <table:table-cell office:value-type="float" office:value="39.68425">
                <text:p>39.68425</text:p>
              </table:table-cell>
              <table:table-cell office:value-type="float" office:value="1024">
                <text:p>1024</text:p>
              </table:table-cell>
              <table:table-cell office:value-type="float" office:value="40.09625">
                <text:p>40.09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legend chart:legend-position="end" svg:x="20.308cm" svg:y="5.741cm" style:legend-expansion="high" chart:style-name="ch2"/>
        <chart:plot-area chart:style-name="ch3" table:cell-range-address="Sheet2.A2:Sheet2.A12 Sheet2.E2:Sheet2.E2 Sheet2.F2:Sheet2.F12 Sheet2.B14:Sheet2.B14 Sheet2.F14:Sheet2.F46 Sheet2.B25:Sheet2.B25 Sheet2.B36:Sheet2.B36" chart:data-source-has-labels="row" svg:x="1.462cm" svg:y="0.271cm" svg:width="18.396cm" svg:height="12.051cm">
          <chartooo:coordinate-region svg:x="2.083cm" svg:y="0.471cm" svg:width="17.217cm" svg:height="11.204cm"/>
          <chart:axis chart:dimension="x" chart:name="primary-x" chart:style-name="ch4">
            <chart:title svg:x="10.113cm" svg:y="12.593cm" chart:style-name="ch5">
              <text:p>nb sort</text:p>
            </chart:title>
          </chart:axis>
          <chart:axis chart:dimension="y" chart:name="primary-y" chart:style-name="ch4">
            <chart:title svg:x="0.451cm" svg:y="6.882cm" chart:style-name="ch6">
              <text:p>time (s)</text:p>
            </chart:title>
            <chart:grid chart:style-name="ch7" chart:class="major"/>
          </chart:axis>
          <chart:series chart:style-name="ch8" chart:values-cell-range-address="Sheet2.F2:Sheet2.F12" chart:label-cell-address="Sheet2.E2:Sheet2.E2" chart:class="chart:scatter">
            <chart:domain table:cell-range-address="Sheet2.A2:Sheet2.A12"/>
            <chart:data-point chart:repeated="11"/>
          </chart:series>
          <chart:series chart:style-name="ch9" chart:values-cell-range-address="Sheet2.F14:Sheet2.F24" chart:label-cell-address="Sheet2.B14:Sheet2.B14" chart:class="chart:scatter">
            <chart:domain table:cell-range-address="Sheet2.A14:Sheet2.A24"/>
            <chart:data-point chart:repeated="11"/>
          </chart:series>
          <chart:series chart:style-name="ch10" chart:values-cell-range-address="Sheet2.F25:Sheet2.F35" chart:label-cell-address="Sheet2.B25:Sheet2.B25" chart:class="chart:scatter">
            <chart:domain table:cell-range-address="Sheet2.A25:Sheet2.A35"/>
            <chart:data-point chart:repeated="11"/>
          </chart:series>
          <chart:series chart:style-name="ch11" chart:values-cell-range-address="Sheet2.F36:Sheet2.F46" chart:label-cell-address="Sheet2.B36:Sheet2.B36" chart:class="chart:scatter">
            <chart:domain table:cell-range-address="Sheet2.A36:Sheet2.A46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2.E2:Sheet2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2.B14:Sheet2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</text:p>
                <draw:g>
                  <svg:desc>Sheet2.B25:Sheet2.B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</text:p>
                <draw:g>
                  <svg:desc>Sheet2.B36:Sheet2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12</svg:desc>
                </draw:g>
              </table:table-cell>
              <table:table-cell office:value-type="float" office:value="0.01626">
                <text:p>0.01626</text:p>
                <draw:g>
                  <svg:desc>Sheet2.F2:Sheet2.F12</svg:desc>
                </draw:g>
              </table:table-cell>
              <table:table-cell office:value-type="float" office:value="1">
                <text:p>1</text:p>
                <draw:g>
                  <svg:desc>Sheet2.A14:Sheet2.A24</svg:desc>
                </draw:g>
              </table:table-cell>
              <table:table-cell office:value-type="float" office:value="0.17046">
                <text:p>0.17046</text:p>
                <draw:g>
                  <svg:desc>Sheet2.F14:Sheet2.F24</svg:desc>
                </draw:g>
              </table:table-cell>
              <table:table-cell office:value-type="float" office:value="1">
                <text:p>1</text:p>
                <draw:g>
                  <svg:desc>Sheet2.A25:Sheet2.A35</svg:desc>
                </draw:g>
              </table:table-cell>
              <table:table-cell office:value-type="float" office:value="0.16998">
                <text:p>0.16998</text:p>
                <draw:g>
                  <svg:desc>Sheet2.F25:Sheet2.F35</svg:desc>
                </draw:g>
              </table:table-cell>
              <table:table-cell office:value-type="float" office:value="1">
                <text:p>1</text:p>
                <draw:g>
                  <svg:desc>Sheet2.A36:Sheet2.A46</svg:desc>
                </draw:g>
              </table:table-cell>
              <table:table-cell office:value-type="float" office:value="0.12621">
                <text:p>0.12621</text:p>
                <draw:g>
                  <svg:desc>Sheet2.F36:Sheet2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87">
                <text:p>0.03187</text:p>
              </table:table-cell>
              <table:table-cell office:value-type="float" office:value="2">
                <text:p>2</text:p>
              </table:table-cell>
              <table:table-cell office:value-type="float" office:value="0.28996">
                <text:p>0.28996</text:p>
              </table:table-cell>
              <table:table-cell office:value-type="float" office:value="2">
                <text:p>2</text:p>
              </table:table-cell>
              <table:table-cell office:value-type="float" office:value="0.28994">
                <text:p>0.28994</text:p>
              </table:table-cell>
              <table:table-cell office:value-type="float" office:value="2">
                <text:p>2</text:p>
              </table:table-cell>
              <table:table-cell office:value-type="float" office:value="0.24162">
                <text:p>0.24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027">
                <text:p>0.06027</text:p>
              </table:table-cell>
              <table:table-cell office:value-type="float" office:value="4">
                <text:p>4</text:p>
              </table:table-cell>
              <table:table-cell office:value-type="float" office:value="0.53023">
                <text:p>0.53023</text:p>
              </table:table-cell>
              <table:table-cell office:value-type="float" office:value="4">
                <text:p>4</text:p>
              </table:table-cell>
              <table:table-cell office:value-type="float" office:value="0.53023">
                <text:p>0.53023</text:p>
              </table:table-cell>
              <table:table-cell office:value-type="float" office:value="4">
                <text:p>4</text:p>
              </table:table-cell>
              <table:table-cell office:value-type="float" office:value="0.48602">
                <text:p>0.48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741">
                <text:p>0.10741</text:p>
              </table:table-cell>
              <table:table-cell office:value-type="float" office:value="8">
                <text:p>8</text:p>
              </table:table-cell>
              <table:table-cell office:value-type="float" office:value="0.97097">
                <text:p>0.97097</text:p>
              </table:table-cell>
              <table:table-cell office:value-type="float" office:value="8">
                <text:p>8</text:p>
              </table:table-cell>
              <table:table-cell office:value-type="float" office:value="0.97006">
                <text:p>0.97006</text:p>
              </table:table-cell>
              <table:table-cell office:value-type="float" office:value="8">
                <text:p>8</text:p>
              </table:table-cell>
              <table:table-cell office:value-type="float" office:value="0.92659">
                <text:p>0.92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911">
                <text:p>0.18911</text:p>
              </table:table-cell>
              <table:table-cell office:value-type="float" office:value="16">
                <text:p>16</text:p>
              </table:table-cell>
              <table:table-cell office:value-type="float" office:value="1.70239">
                <text:p>1.70239</text:p>
              </table:table-cell>
              <table:table-cell office:value-type="float" office:value="16">
                <text:p>16</text:p>
              </table:table-cell>
              <table:table-cell office:value-type="float" office:value="1.70328">
                <text:p>1.70328</text:p>
              </table:table-cell>
              <table:table-cell office:value-type="float" office:value="16">
                <text:p>16</text:p>
              </table:table-cell>
              <table:table-cell office:value-type="float" office:value="1.65979">
                <text:p>1.65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2032">
                <text:p>0.42032</text:p>
              </table:table-cell>
              <table:table-cell office:value-type="float" office:value="32">
                <text:p>32</text:p>
              </table:table-cell>
              <table:table-cell office:value-type="float" office:value="3.56989">
                <text:p>3.56989</text:p>
              </table:table-cell>
              <table:table-cell office:value-type="float" office:value="32">
                <text:p>32</text:p>
              </table:table-cell>
              <table:table-cell office:value-type="float" office:value="3.56011">
                <text:p>3.56011</text:p>
              </table:table-cell>
              <table:table-cell office:value-type="float" office:value="32">
                <text:p>32</text:p>
              </table:table-cell>
              <table:table-cell office:value-type="float" office:value="3.52589">
                <text:p>3.52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9203">
                <text:p>0.79203</text:p>
              </table:table-cell>
              <table:table-cell office:value-type="float" office:value="64">
                <text:p>64</text:p>
              </table:table-cell>
              <table:table-cell office:value-type="float" office:value="6.9456">
                <text:p>6.9456</text:p>
              </table:table-cell>
              <table:table-cell office:value-type="float" office:value="64">
                <text:p>64</text:p>
              </table:table-cell>
              <table:table-cell office:value-type="float" office:value="6.9264">
                <text:p>6.9264</text:p>
              </table:table-cell>
              <table:table-cell office:value-type="float" office:value="64">
                <text:p>64</text:p>
              </table:table-cell>
              <table:table-cell office:value-type="float" office:value="6.8982">
                <text:p>6.8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6865">
                <text:p>1.56865</text:p>
              </table:table-cell>
              <table:table-cell office:value-type="float" office:value="128">
                <text:p>128</text:p>
              </table:table-cell>
              <table:table-cell office:value-type="float" office:value="13.759">
                <text:p>13.759</text:p>
              </table:table-cell>
              <table:table-cell office:value-type="float" office:value="128">
                <text:p>128</text:p>
              </table:table-cell>
              <table:table-cell office:value-type="float" office:value="13.655">
                <text:p>13.655</text:p>
              </table:table-cell>
              <table:table-cell office:value-type="float" office:value="128">
                <text:p>128</text:p>
              </table:table-cell>
              <table:table-cell office:value-type="float" office:value="13.71167">
                <text:p>13.71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.2224">
                <text:p>3.2224</text:p>
              </table:table-cell>
              <table:table-cell office:value-type="float" office:value="256">
                <text:p>256</text:p>
              </table:table-cell>
              <table:table-cell office:value-type="float" office:value="27.538">
                <text:p>27.538</text:p>
              </table:table-cell>
              <table:table-cell office:value-type="float" office:value="256">
                <text:p>256</text:p>
              </table:table-cell>
              <table:table-cell office:value-type="float" office:value="27.2655">
                <text:p>27.2655</text:p>
              </table:table-cell>
              <table:table-cell office:value-type="float" office:value="256">
                <text:p>256</text:p>
              </table:table-cell>
              <table:table-cell office:value-type="float" office:value="27.475">
                <text:p>27.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.322">
                <text:p>6.322</text:p>
              </table:table-cell>
              <table:table-cell office:value-type="float" office:value="512">
                <text:p>512</text:p>
              </table:table-cell>
              <table:table-cell office:value-type="float" office:value="54.885">
                <text:p>54.885</text:p>
              </table:table-cell>
              <table:table-cell office:value-type="float" office:value="512">
                <text:p>512</text:p>
              </table:table-cell>
              <table:table-cell office:value-type="float" office:value="54.605">
                <text:p>54.605</text:p>
              </table:table-cell>
              <table:table-cell office:value-type="float" office:value="512">
                <text:p>512</text:p>
              </table:table-cell>
              <table:table-cell office:value-type="float" office:value="55.079">
                <text:p>55.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.74233">
                <text:p>12.74233</text:p>
              </table:table-cell>
              <table:table-cell office:value-type="float" office:value="1024">
                <text:p>1024</text:p>
              </table:table-cell>
              <table:table-cell office:value-type="float" office:value="110.705">
                <text:p>110.705</text:p>
              </table:table-cell>
              <table:table-cell office:value-type="float" office:value="1024">
                <text:p>1024</text:p>
              </table:table-cell>
              <table:table-cell office:value-type="float" office:value="109.46">
                <text:p>109.46</text:p>
              </table:table-cell>
              <table:table-cell office:value-type="float" office:value="1024">
                <text:p>1024</text:p>
              </table:table-cell>
              <table:table-cell office:value-type="float" office:value="110.413">
                <text:p>110.4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legend chart:legend-position="end" svg:x="19.752cm" svg:y="5.741cm" style:legend-expansion="high" chart:style-name="ch2"/>
        <chart:plot-area chart:style-name="ch3" table:cell-range-address="Sheet3.A2:Sheet3.A12 Sheet3.E2:Sheet3.E2 Sheet3.F2:Sheet3.F12 Sheet3.B14:Sheet3.B14 Sheet3.F14:Sheet3.F46 Sheet3.B25:Sheet3.B25 Sheet3.B36:Sheet3.B36" chart:data-source-has-labels="row" svg:x="1.462cm" svg:y="0.271cm" svg:width="17.84cm" svg:height="12.051cm">
          <chartooo:coordinate-region svg:x="2.083cm" svg:y="0.471cm" svg:width="16.661cm" svg:height="11.204cm"/>
          <chart:axis chart:dimension="x" chart:name="primary-x" chart:style-name="ch4">
            <chart:title svg:x="9.835cm" svg:y="12.593cm" chart:style-name="ch5">
              <text:p>nb sort</text:p>
            </chart:title>
          </chart:axis>
          <chart:axis chart:dimension="y" chart:name="primary-y" chart:style-name="ch4">
            <chart:title svg:x="0.451cm" svg:y="6.882cm" chart:style-name="ch6">
              <text:p>time (s)</text:p>
            </chart:title>
            <chart:grid chart:style-name="ch7" chart:class="major"/>
          </chart:axis>
          <chart:series chart:style-name="ch8" chart:values-cell-range-address="Sheet3.F2:Sheet3.F12" chart:label-cell-address="Sheet3.E2:Sheet3.E2" chart:class="chart:scatter">
            <chart:domain table:cell-range-address="Sheet3.A2:Sheet3.A12"/>
            <chart:data-point chart:repeated="11"/>
          </chart:series>
          <chart:series chart:style-name="ch9" chart:values-cell-range-address="Sheet3.F14:Sheet3.F24" chart:label-cell-address="Sheet3.B14:Sheet3.B14" chart:class="chart:scatter">
            <chart:domain table:cell-range-address="Sheet3.A14:Sheet3.A24"/>
            <chart:data-point chart:repeated="11"/>
          </chart:series>
          <chart:series chart:style-name="ch10" chart:values-cell-range-address="Sheet3.F25:Sheet3.F35" chart:label-cell-address="Sheet3.B25:Sheet3.B25" chart:class="chart:scatter">
            <chart:domain table:cell-range-address="Sheet3.A25:Sheet3.A35"/>
            <chart:data-point chart:repeated="11"/>
          </chart:series>
          <chart:series chart:style-name="ch11" chart:values-cell-range-address="Sheet3.F36:Sheet3.F46" chart:label-cell-address="Sheet3.B36:Sheet3.B36" chart:class="chart:scatter">
            <chart:domain table:cell-range-address="Sheet3.A36:Sheet3.A46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3.E2:Sheet3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3.B14:Sheet3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3.B25:Sheet3.B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3.B36:Sheet3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2:Sheet3.A12</svg:desc>
                </draw:g>
              </table:table-cell>
              <table:table-cell office:value-type="float" office:value="0.14264">
                <text:p>0.14264</text:p>
                <draw:g>
                  <svg:desc>Sheet3.F2:Sheet3.F12</svg:desc>
                </draw:g>
              </table:table-cell>
              <table:table-cell office:value-type="float" office:value="1">
                <text:p>1</text:p>
                <draw:g>
                  <svg:desc>Sheet3.A14:Sheet3.A24</svg:desc>
                </draw:g>
              </table:table-cell>
              <table:table-cell office:value-type="float" office:value="0.04512">
                <text:p>0.04512</text:p>
                <draw:g>
                  <svg:desc>Sheet3.F14:Sheet3.F24</svg:desc>
                </draw:g>
              </table:table-cell>
              <table:table-cell office:value-type="float" office:value="NaN">
                <text:p>NaN</text:p>
                <draw:g>
                  <svg:desc>Sheet3.A25:Sheet3.A35</svg:desc>
                </draw:g>
              </table:table-cell>
              <table:table-cell office:value-type="float" office:value="0">
                <text:p>0</text:p>
                <draw:g>
                  <svg:desc>Sheet3.F25:Sheet3.F35</svg:desc>
                </draw:g>
              </table:table-cell>
              <table:table-cell office:value-type="float" office:value="NaN">
                <text:p>NaN</text:p>
                <draw:g>
                  <svg:desc>Sheet3.A36:Sheet3.A46</svg:desc>
                </draw:g>
              </table:table-cell>
              <table:table-cell office:value-type="float" office:value="0">
                <text:p>0</text:p>
                <draw:g>
                  <svg:desc>Sheet3.F36:Sheet3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7303">
                <text:p>0.27303</text:p>
              </table:table-cell>
              <table:table-cell office:value-type="float" office:value="2">
                <text:p>2</text:p>
              </table:table-cell>
              <table:table-cell office:value-type="float" office:value="0.07751">
                <text:p>0.077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1541">
                <text:p>0.51541</text:p>
              </table:table-cell>
              <table:table-cell office:value-type="float" office:value="4">
                <text:p>4</text:p>
              </table:table-cell>
              <table:table-cell office:value-type="float" office:value="0.15761">
                <text:p>0.157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353">
                <text:p>0.9353</text:p>
              </table:table-cell>
              <table:table-cell office:value-type="float" office:value="8">
                <text:p>8</text:p>
              </table:table-cell>
              <table:table-cell office:value-type="float" office:value="0.53059">
                <text:p>0.530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65928">
                <text:p>1.65928</text:p>
              </table:table-cell>
              <table:table-cell office:value-type="float" office:value="16">
                <text:p>16</text:p>
              </table:table-cell>
              <table:table-cell office:value-type="float" office:value="0.57505">
                <text:p>0.575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.51978">
                <text:p>3.51978</text:p>
              </table:table-cell>
              <table:table-cell office:value-type="float" office:value="32">
                <text:p>32</text:p>
              </table:table-cell>
              <table:table-cell office:value-type="float" office:value="1.24371">
                <text:p>1.2437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.8838">
                <text:p>6.8838</text:p>
              </table:table-cell>
              <table:table-cell office:value-type="float" office:value="64">
                <text:p>64</text:p>
              </table:table-cell>
              <table:table-cell office:value-type="float" office:value="3.4397">
                <text:p>3.4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3.665">
                <text:p>13.665</text:p>
              </table:table-cell>
              <table:table-cell office:value-type="float" office:value="128">
                <text:p>128</text:p>
              </table:table-cell>
              <table:table-cell office:value-type="float" office:value="4.85025">
                <text:p>4.850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27.3875">
                <text:p>27.3875</text:p>
              </table:table-cell>
              <table:table-cell office:value-type="float" office:value="256">
                <text:p>256</text:p>
              </table:table-cell>
              <table:table-cell office:value-type="float" office:value="9.932">
                <text:p>9.9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54.892">
                <text:p>54.892</text:p>
              </table:table-cell>
              <table:table-cell office:value-type="float" office:value="512">
                <text:p>512</text:p>
              </table:table-cell>
              <table:table-cell office:value-type="float" office:value="19.88875">
                <text:p>19.888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10.026">
                <text:p>110.0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legend chart:legend-position="end" svg:x="20.52cm" svg:y="5.741cm" style:legend-expansion="high" chart:style-name="ch2"/>
        <chart:plot-area chart:style-name="ch3" table:cell-range-address="Sheet4.A2:Sheet4.A12 Sheet4.E2:Sheet4.E2 Sheet4.F2:Sheet4.F12 Sheet4.B14:Sheet4.B14 Sheet4.F14:Sheet4.F46 Sheet4.B25:Sheet4.B25 Sheet4.B36:Sheet4.B36" chart:data-source-has-labels="row" svg:x="1.462cm" svg:y="0.271cm" svg:width="18.608cm" svg:height="12.051cm">
          <chartooo:coordinate-region svg:x="2.083cm" svg:y="0.471cm" svg:width="17.615cm" svg:height="11.204cm"/>
          <chart:axis chart:dimension="x" chart:name="primary-x" chart:style-name="ch4">
            <chart:title svg:x="10.219cm" svg:y="12.593cm" chart:style-name="ch5">
              <text:p>nb sort</text:p>
            </chart:title>
          </chart:axis>
          <chart:axis chart:dimension="y" chart:name="primary-y" chart:style-name="ch4">
            <chart:title svg:x="0.451cm" svg:y="6.882cm" chart:style-name="ch6">
              <text:p>time (s)</text:p>
            </chart:title>
            <chart:grid chart:style-name="ch7" chart:class="major"/>
          </chart:axis>
          <chart:series chart:style-name="ch8" chart:values-cell-range-address="Sheet4.F2:Sheet4.F12" chart:label-cell-address="Sheet4.E2:Sheet4.E2" chart:class="chart:scatter">
            <chart:domain table:cell-range-address="Sheet4.A2:Sheet4.A12"/>
            <chart:data-point chart:repeated="11"/>
          </chart:series>
          <chart:series chart:style-name="ch9" chart:values-cell-range-address="Sheet4.F14:Sheet4.F24" chart:label-cell-address="Sheet4.B14:Sheet4.B14" chart:class="chart:scatter">
            <chart:domain table:cell-range-address="Sheet4.A14:Sheet4.A24"/>
            <chart:data-point chart:repeated="11"/>
          </chart:series>
          <chart:series chart:style-name="ch10" chart:values-cell-range-address="Sheet4.F25:Sheet4.F35" chart:label-cell-address="Sheet4.B25:Sheet4.B25" chart:class="chart:scatter">
            <chart:domain table:cell-range-address="Sheet4.A25:Sheet4.A35"/>
            <chart:data-point chart:repeated="11"/>
          </chart:series>
          <chart:series chart:style-name="ch11" chart:values-cell-range-address="Sheet4.F36:Sheet4.F46" chart:label-cell-address="Sheet4.B36:Sheet4.B36" chart:class="chart:scatter">
            <chart:domain table:cell-range-address="Sheet4.A36:Sheet4.A46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4.E2:Sheet4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4.B14:Sheet4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</text:p>
                <draw:g>
                  <svg:desc>Sheet4.B25:Sheet4.B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</text:p>
                <draw:g>
                  <svg:desc>Sheet4.B36:Sheet4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A2:Sheet4.A12</svg:desc>
                </draw:g>
              </table:table-cell>
              <table:table-cell office:value-type="float" office:value="0.01626">
                <text:p>0.01626</text:p>
                <draw:g>
                  <svg:desc>Sheet4.F2:Sheet4.F12</svg:desc>
                </draw:g>
              </table:table-cell>
              <table:table-cell office:value-type="float" office:value="1">
                <text:p>1</text:p>
                <draw:g>
                  <svg:desc>Sheet4.A14:Sheet4.A24</svg:desc>
                </draw:g>
              </table:table-cell>
              <table:table-cell office:value-type="float" office:value="0.08369">
                <text:p>0.08369</text:p>
                <draw:g>
                  <svg:desc>Sheet4.F14:Sheet4.F24</svg:desc>
                </draw:g>
              </table:table-cell>
              <table:table-cell office:value-type="float" office:value="1">
                <text:p>1</text:p>
                <draw:g>
                  <svg:desc>Sheet4.A25:Sheet4.A35</svg:desc>
                </draw:g>
              </table:table-cell>
              <table:table-cell office:value-type="float" office:value="0.08571">
                <text:p>0.08571</text:p>
                <draw:g>
                  <svg:desc>Sheet4.F25:Sheet4.F35</svg:desc>
                </draw:g>
              </table:table-cell>
              <table:table-cell office:value-type="float" office:value="1">
                <text:p>1</text:p>
                <draw:g>
                  <svg:desc>Sheet4.A36:Sheet4.A46</svg:desc>
                </draw:g>
              </table:table-cell>
              <table:table-cell office:value-type="float" office:value="0.08609">
                <text:p>0.08609</text:p>
                <draw:g>
                  <svg:desc>Sheet4.F36:Sheet4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87">
                <text:p>0.03187</text:p>
              </table:table-cell>
              <table:table-cell office:value-type="float" office:value="2">
                <text:p>2</text:p>
              </table:table-cell>
              <table:table-cell office:value-type="float" office:value="0.13625">
                <text:p>0.13625</text:p>
              </table:table-cell>
              <table:table-cell office:value-type="float" office:value="2">
                <text:p>2</text:p>
              </table:table-cell>
              <table:table-cell office:value-type="float" office:value="0.1357">
                <text:p>0.1357</text:p>
              </table:table-cell>
              <table:table-cell office:value-type="float" office:value="2">
                <text:p>2</text:p>
              </table:table-cell>
              <table:table-cell office:value-type="float" office:value="0.1379">
                <text:p>0.1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027">
                <text:p>0.06027</text:p>
              </table:table-cell>
              <table:table-cell office:value-type="float" office:value="4">
                <text:p>4</text:p>
              </table:table-cell>
              <table:table-cell office:value-type="float" office:value="0.24896">
                <text:p>0.24896</text:p>
              </table:table-cell>
              <table:table-cell office:value-type="float" office:value="4">
                <text:p>4</text:p>
              </table:table-cell>
              <table:table-cell office:value-type="float" office:value="0.25039">
                <text:p>0.25039</text:p>
              </table:table-cell>
              <table:table-cell office:value-type="float" office:value="4">
                <text:p>4</text:p>
              </table:table-cell>
              <table:table-cell office:value-type="float" office:value="0.2482">
                <text:p>0.2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741">
                <text:p>0.10741</text:p>
              </table:table-cell>
              <table:table-cell office:value-type="float" office:value="8">
                <text:p>8</text:p>
              </table:table-cell>
              <table:table-cell office:value-type="float" office:value="0.45512">
                <text:p>0.45512</text:p>
              </table:table-cell>
              <table:table-cell office:value-type="float" office:value="8">
                <text:p>8</text:p>
              </table:table-cell>
              <table:table-cell office:value-type="float" office:value="0.45585">
                <text:p>0.45585</text:p>
              </table:table-cell>
              <table:table-cell office:value-type="float" office:value="8">
                <text:p>8</text:p>
              </table:table-cell>
              <table:table-cell office:value-type="float" office:value="0.5058">
                <text:p>0.5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911">
                <text:p>0.18911</text:p>
              </table:table-cell>
              <table:table-cell office:value-type="float" office:value="16">
                <text:p>16</text:p>
              </table:table-cell>
              <table:table-cell office:value-type="float" office:value="0.79705">
                <text:p>0.79705</text:p>
              </table:table-cell>
              <table:table-cell office:value-type="float" office:value="16">
                <text:p>16</text:p>
              </table:table-cell>
              <table:table-cell office:value-type="float" office:value="0.8085">
                <text:p>0.8085</text:p>
              </table:table-cell>
              <table:table-cell office:value-type="float" office:value="16">
                <text:p>16</text:p>
              </table:table-cell>
              <table:table-cell office:value-type="float" office:value="0.80755">
                <text:p>0.80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2032">
                <text:p>0.42032</text:p>
              </table:table-cell>
              <table:table-cell office:value-type="float" office:value="32">
                <text:p>32</text:p>
              </table:table-cell>
              <table:table-cell office:value-type="float" office:value="1.66867">
                <text:p>1.66867</text:p>
              </table:table-cell>
              <table:table-cell office:value-type="float" office:value="32">
                <text:p>32</text:p>
              </table:table-cell>
              <table:table-cell office:value-type="float" office:value="1.70661">
                <text:p>1.70661</text:p>
              </table:table-cell>
              <table:table-cell office:value-type="float" office:value="32">
                <text:p>32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9203">
                <text:p>0.79203</text:p>
              </table:table-cell>
              <table:table-cell office:value-type="float" office:value="64">
                <text:p>64</text:p>
              </table:table-cell>
              <table:table-cell office:value-type="float" office:value="3.2447">
                <text:p>3.2447</text:p>
              </table:table-cell>
              <table:table-cell office:value-type="float" office:value="64">
                <text:p>64</text:p>
              </table:table-cell>
              <table:table-cell office:value-type="float" office:value="3.3886">
                <text:p>3.3886</text:p>
              </table:table-cell>
              <table:table-cell office:value-type="float" office:value="64">
                <text:p>64</text:p>
              </table:table-cell>
              <table:table-cell office:value-type="float" office:value="3.2349">
                <text:p>3.2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6865">
                <text:p>1.56865</text:p>
              </table:table-cell>
              <table:table-cell office:value-type="float" office:value="128">
                <text:p>128</text:p>
              </table:table-cell>
              <table:table-cell office:value-type="float" office:value="6.47367">
                <text:p>6.47367</text:p>
              </table:table-cell>
              <table:table-cell office:value-type="float" office:value="128">
                <text:p>128</text:p>
              </table:table-cell>
              <table:table-cell office:value-type="float" office:value="6.84367">
                <text:p>6.84367</text:p>
              </table:table-cell>
              <table:table-cell office:value-type="float" office:value="128">
                <text:p>128</text:p>
              </table:table-cell>
              <table:table-cell office:value-type="float" office:value="6.41233">
                <text:p>6.41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.2224">
                <text:p>3.2224</text:p>
              </table:table-cell>
              <table:table-cell office:value-type="float" office:value="256">
                <text:p>256</text:p>
              </table:table-cell>
              <table:table-cell office:value-type="float" office:value="12.8375">
                <text:p>12.8375</text:p>
              </table:table-cell>
              <table:table-cell office:value-type="float" office:value="256">
                <text:p>256</text:p>
              </table:table-cell>
              <table:table-cell office:value-type="float" office:value="13.773">
                <text:p>13.773</text:p>
              </table:table-cell>
              <table:table-cell office:value-type="float" office:value="256">
                <text:p>256</text:p>
              </table:table-cell>
              <table:table-cell office:value-type="float" office:value="12.81825">
                <text:p>12.81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.322">
                <text:p>6.322</text:p>
              </table:table-cell>
              <table:table-cell office:value-type="float" office:value="512">
                <text:p>512</text:p>
              </table:table-cell>
              <table:table-cell office:value-type="float" office:value="25.6665">
                <text:p>25.6665</text:p>
              </table:table-cell>
              <table:table-cell office:value-type="float" office:value="512">
                <text:p>512</text:p>
              </table:table-cell>
              <table:table-cell office:value-type="float" office:value="27.6165">
                <text:p>27.6165</text:p>
              </table:table-cell>
              <table:table-cell office:value-type="float" office:value="512">
                <text:p>512</text:p>
              </table:table-cell>
              <table:table-cell office:value-type="float" office:value="25.6195">
                <text:p>25.6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.74233">
                <text:p>12.74233</text:p>
              </table:table-cell>
              <table:table-cell office:value-type="float" office:value="1024">
                <text:p>1024</text:p>
              </table:table-cell>
              <table:table-cell office:value-type="float" office:value="51.514">
                <text:p>51.514</text:p>
              </table:table-cell>
              <table:table-cell office:value-type="float" office:value="1024">
                <text:p>1024</text:p>
              </table:table-cell>
              <table:table-cell office:value-type="float" office:value="54.1315">
                <text:p>54.1315</text:p>
              </table:table-cell>
              <table:table-cell office:value-type="float" office:value="1024">
                <text:p>1024</text:p>
              </table:table-cell>
              <table:table-cell office:value-type="float" office:value="54.7455">
                <text:p>54.74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